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Lucida Grande" svg:font-family="'Lucida Grande'" style:font-family-generic="swiss"/>
    <style:font-face style:name="Verdana" svg:font-family="Verdana" style:font-family-generic="swiss"/>
    <style:font-face style:name="Courier" svg:font-family="Courier" style:font-family-generic="modern" style:font-pitch="fixed"/>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fo:margin-left="0.54cm" fo:margin-right="0.699cm" table:align="margins" style:writing-mode="lr-tb"/>
    </style:style>
    <style:style style:name="Table2.A" style:family="table-column">
      <style:table-column-properties style:column-width="2.789cm" style:rel-column-width="11177*"/>
    </style:style>
    <style:style style:name="Table2.B" style:family="table-column">
      <style:table-column-properties style:column-width="4.06cm" style:rel-column-width="16274*"/>
    </style:style>
    <style:style style:name="Table2.C" style:family="table-column">
      <style:table-column-properties style:column-width="1.452cm" style:rel-column-width="5818*"/>
    </style:style>
    <style:style style:name="Table2.D" style:family="table-column">
      <style:table-column-properties style:column-width="1.588cm" style:rel-column-width="6362*"/>
    </style:style>
    <style:style style:name="Table2.E" style:family="table-column">
      <style:table-column-properties style:column-width="6.463cm" style:rel-column-width="25904*"/>
    </style:style>
    <style:style style:name="Table2.1" style:family="table-row">
      <style:table-row-properties style:row-height="0.635cm"/>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P1" style:family="paragraph" style:parent-style-name="Footnote">
      <style:paragraph-properties style:text-autospace="none"/>
      <style:text-properties fo:font-size="8pt" style:font-size-asian="8pt" style:font-size-complex="8pt"/>
    </style:style>
    <style:style style:name="P2"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223cm"/>
        </style:tab-stops>
      </style:paragraph-properties>
    </style:style>
    <style:style style:name="P9" style:family="paragraph" style:parent-style-name="Footnote">
      <style:paragraph-properties style:text-autospace="none"/>
      <style:text-properties fo:font-size="8pt" style:font-size-asian="8pt" style:font-size-complex="8pt"/>
    </style:style>
    <style:style style:name="P10" style:family="paragraph" style:parent-style-name="Standard">
      <style:text-properties fo:font-style="italic" style:font-style-asian="italic" style:font-style-complex="italic"/>
    </style:style>
    <style:style style:name="P11" style:family="paragraph" style:parent-style-name="Standard">
      <style:text-properties fo:font-style="normal" style:font-style-asian="normal" style:font-style-complex="normal"/>
    </style:style>
    <style:style style:name="P12" style:family="paragraph" style:parent-style-name="Standard">
      <style:paragraph-properties fo:text-align="start" style:justify-single-word="false" style:text-autospace="none"/>
      <style:text-properties style:font-name="Times New Roman" fo:font-size="9pt" style:font-size-asian="9pt" style:font-size-complex="9pt"/>
    </style:style>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5" style:family="paragraph" style:parent-style-name="Table_20_Contents">
      <style:paragraph-properties fo:text-align="center" style:justify-single-word="false"/>
      <style:text-properties style:font-name="Courier" fo:font-style="italic" fo:font-weight="bold" style:font-style-asian="italic" style:font-weight-asian="bold" style:font-style-complex="italic" style:font-weight-complex="bold"/>
    </style:style>
    <style:style style:name="P16" style:family="paragraph" style:parent-style-name="Table_20_Contents">
      <style:paragraph-properties fo:text-align="center" style:justify-single-word="false"/>
      <style:text-properties style:font-name="Courier" fo:font-style="italic" style:font-style-asian="italic" style:font-style-complex="italic"/>
    </style:style>
    <style:style style:name="P17" style:family="paragraph" style:parent-style-name="Contents_20_1">
      <style:paragraph-properties>
        <style:tab-stops>
          <style:tab-stop style:position="17.59cm" style:type="right" style:leader-style="dotted" style:leader-text="."/>
        </style:tab-stops>
      </style:paragraph-properties>
    </style:style>
    <style:style style:name="P18" style:family="paragraph" style:parent-style-name="Contents_20_2">
      <style:paragraph-properties>
        <style:tab-stops>
          <style:tab-stop style:position="17.59cm" style:type="right" style:leader-style="dotted" style:leader-text="."/>
        </style:tab-stops>
      </style:paragraph-properties>
    </style:style>
    <style:style style:name="P19" style:family="paragraph" style:parent-style-name="Contents_20_3">
      <style:paragraph-properties>
        <style:tab-stops>
          <style:tab-stop style:position="17.59cm" style:type="right" style:leader-style="dotted" style:leader-text="."/>
        </style:tab-stops>
      </style:paragraph-properties>
    </style:style>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3"/>
    <style:style style:name="P23" style:family="paragraph" style:parent-style-name="Heading_20_1" style:master-page-name="First_20_Page">
      <style:paragraph-properties style:page-number="auto"/>
    </style:style>
    <style:style style:name="P24" style:family="paragraph" style:parent-style-name="Footnote">
      <style:paragraph-properties style:text-autospace="none"/>
      <style:text-properties fo:font-size="8pt" style:font-size-asian="8pt" style:font-size-complex="8pt"/>
    </style:style>
    <style:style style:name="P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P28" style:family="paragraph">
      <style:paragraph-properties fo:margin-left="0cm" fo:margin-right="0cm" fo:margin-top="0cm" fo:margin-bottom="0cm" fo:line-height="100%" fo:text-align="center" fo:text-indent="0cm"/>
    </style:style>
    <style:style style:name="P2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P3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31" style:family="paragraph">
      <style:paragraph-properties fo:margin-left="0cm" fo:margin-right="0cm" fo:margin-top="0cm" fo:margin-bottom="0cm" fo:line-height="100%" fo:text-indent="0cm"/>
    </style:style>
    <style:style style:name="P32" style:family="paragraph">
      <style:paragraph-properties fo:margin-left="0cm" fo:margin-right="0cm" fo:margin-top="0cm" fo:margin-bottom="0cm" fo:line-height="100%" fo:text-indent="0cm"/>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P33" style:family="paragraph">
      <style:paragraph-properties fo:margin-left="0cm" fo:margin-right="0cm" fo:margin-top="0cm" fo:margin-bottom="0cm" fo:line-height="100%" fo:text-indent="0cm"/>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1" style:family="text">
      <style:text-properties fo:color="#262626" style:font-name="Verdana" style:font-name-asian="Verdana" style:font-name-complex="Verdana"/>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9pt" style:font-size-asian="9pt"/>
    </style:style>
    <style:style style:name="T6" style:family="text">
      <style:text-properties fo:color="#262626" style:font-name="Verdana" style:font-name-asian="Verdana" style:font-name-complex="Verdana"/>
    </style:style>
    <style:style style:name="T7" style:family="text">
      <style:text-properties fo:color="#262626" style:font-name="Verdana" fo:font-style="normal" style:font-name-asian="Verdana" style:font-style-asian="normal" style:font-name-complex="Verdana" style:font-style-complex="normal"/>
    </style:style>
    <style:style style:name="T8" style:family="text">
      <style:text-properties fo:color="#262626" style:font-name="Verdana" fo:font-style="italic" style:font-name-asian="Verdana" style:font-style-asian="italic" style:font-name-complex="Verdana" style:font-style-complex="italic"/>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style:text-underline-style="none" style:font-name-asian="ArialMT" style:font-size-asian="12pt" style:font-name-complex="ArialMT" style:font-size-complex="12pt" style:language-complex="ar" style:country-complex="SA"/>
    </style:style>
    <style:style style:name="T12" style:family="text">
      <style:text-properties style:use-window-font-color="true" style:font-name="Times New Roman" fo:font-size="12pt" style:text-underline-style="none" style:font-name-asian="ArialMT" style:font-size-asian="12pt" style:font-name-complex="ArialMT" style:font-size-complex="12pt"/>
    </style:style>
    <style:style style:name="T13" style:family="text">
      <style:text-properties style:use-window-font-color="true" style:font-name="Times New Roman" fo:font-size="12pt" style:text-underline-style="none" style:font-size-asian="12pt" style:font-size-complex="12pt"/>
    </style:style>
    <style:style style:name="T14" style:family="text">
      <style:text-properties style:use-window-font-color="true" style:text-underline-style="none"/>
    </style:style>
    <style:style style:name="T15" style:family="text">
      <style:text-properties fo:color="#000047" fo:font-weight="normal" style:font-name-asian="Verdana" style:font-weight-asian="normal" style:font-name-complex="Verdana" style:font-weight-complex="normal"/>
    </style:style>
    <style:style style:name="T16" style:family="text">
      <style:text-properties fo:font-style="normal" style:font-style-asian="normal" style:font-style-complex="normal"/>
    </style:style>
    <style:style style:name="T17"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text-properties style:font-name="Times New Roman1" fo:font-size="1pt" style:font-name-asian="Times New Roman1" style:font-name-complex="Times New Roman1"/>
    </style:style>
    <style:style style:name="T19" style:family="text">
      <style:text-properties style:use-window-font-color="true" style:text-outline="false" style:text-line-through-style="none" style:font-name="Arial2"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font-name="Arial2" fo:font-size="10pt" fo:font-style="normal" fo:text-shadow="none" style:text-underline-style="none" fo:font-weight="normal" style:letter-kerning="true" style:font-name-asian="Arial Unicode MS1" style:font-size-asian="10pt" style:font-style-asian="normal" style:font-weight-asian="normal" style:font-name-complex="Arial Unicode MS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3" style:family="graphic">
      <style:graphic-properties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style:run-through="foreground"/>
    </style:style>
    <style:style style:name="gr5"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6"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7"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8"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9"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10"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11"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12"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13"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14"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15" style:family="graphic">
      <style:graphic-properties draw:stroke="solid" svg:stroke-width="0.019cm" svg:stroke-color="#000000" draw:marker-start="" draw:marker-start-width="0.229cm" draw:marker-start-center="false" draw:marker-end="" draw:marker-end-width="0.229cm" draw:marker-end-center="false" draw:fill="none" draw:fill-color="#cfe7f5" draw:textarea-horizontal-align="justify" draw:textarea-vertical-align="middle" draw:auto-grow-height="false" fo:min-height="0.75cm" fo:min-width="0.499cm" fo:padding-top="0.136cm" fo:padding-bottom="0.136cm" fo:padding-left="0.259cm" fo:padding-right="0.259cm" draw:shadow="hidden" draw:shadow-offset-x="0.199cm" draw:shadow-offset-y="0.199cm" draw:shadow-color="#808080" style:run-through="foreground"/>
    </style:style>
    <style:style style:name="gr16" style:family="graphic">
      <style:graphic-properties draw:stroke="solid" svg:stroke-width="0.019cm" svg:stroke-color="#000000" draw:marker-start="" draw:marker-start-width="0.229cm" draw:marker-start-center="false" draw:marker-end="" draw:marker-end-width="0.229cm" draw:marker-end-center="false" draw:fill="none" draw:fill-color="#cfe7f5" draw:textarea-horizontal-align="justify" draw:textarea-vertical-align="middle" draw:auto-grow-height="false" fo:min-height="0.75cm" fo:min-width="0.499cm" fo:padding-top="0.136cm" fo:padding-bottom="0.136cm" fo:padding-left="0.259cm" fo:padding-right="0.259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7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272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03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019cm" svg:stroke-color="#000000" draw:marker-start="" draw:marker-start-width="0.229cm" draw:marker-start-center="false" draw:marker-end="Arrowheads_20_1" draw:marker-end-width="0.33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21"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22"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23"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24"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25"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26"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27"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28"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29"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30"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31" style:family="graphic">
      <style:graphic-properties draw:stroke="solid" svg:stroke-width="0.019cm" svg:stroke-color="#000000" draw:marker-start="" draw:marker-start-width="0.229cm" draw:marker-start-center="false" draw:marker-end="" draw:marker-end-width="0.229cm" draw:marker-end-center="false" draw:fill="none" draw:fill-color="#cfe7f5" draw:textarea-horizontal-align="justify" draw:textarea-vertical-align="middle" draw:auto-grow-height="false" fo:min-height="0.75cm" fo:min-width="0.499cm" fo:padding-top="0.136cm" fo:padding-bottom="0.136cm" fo:padding-left="0.259cm" fo:padding-right="0.259cm" draw:shadow="hidden" draw:shadow-offset-x="0.199cm" draw:shadow-offset-y="0.199cm" draw:shadow-color="#808080" style:run-through="foreground"/>
    </style:style>
    <style:style style:name="gr32" style:family="graphic">
      <style:graphic-properties draw:stroke="solid" svg:stroke-width="0.019cm" svg:stroke-color="#000000" draw:marker-start="" draw:marker-start-width="0.229cm" draw:marker-start-center="false" draw:marker-end="" draw:marker-end-width="0.229cm" draw:marker-end-center="false" draw:fill="none" draw:fill-color="#cfe7f5" draw:textarea-horizontal-align="justify" draw:textarea-vertical-align="middle" draw:auto-grow-height="false" fo:min-height="0.75cm" fo:min-width="0.499cm" fo:padding-top="0.136cm" fo:padding-bottom="0.136cm" fo:padding-left="0.259cm" fo:padding-right="0.259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cm" fo:padding-top="0.125cm" fo:padding-bottom="0.125cm" fo:padding-left="0.25cm" fo:padding-right="0.25cm" draw:shadow="hidden" draw:shadow-offset-x="0.199cm" draw:shadow-offset-y="0.199cm" draw:shadow-color="#808080" style:run-through="foreground"/>
    </style:style>
    <style:style style:name="gr3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cm"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79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019cm" svg:stroke-color="#000000" draw:marker-start="" draw:marker-start-width="0.229cm" draw:marker-start-center="false" draw:marker-end="Arrowheads_20_1" draw:marker-end-width="0.33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37"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38"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39"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40"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41"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42"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43"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44"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45"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46"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47" style:family="graphic">
      <style:graphic-properties draw:stroke="solid" svg:stroke-width="0.019cm" svg:stroke-color="#000000" draw:marker-start="" draw:marker-start-width="0.229cm" draw:marker-start-center="false" draw:marker-end="" draw:marker-end-width="0.229cm" draw:marker-end-center="false" draw:fill="none" draw:fill-color="#cfe7f5" draw:textarea-horizontal-align="justify" draw:textarea-vertical-align="middle" draw:auto-grow-height="false" fo:min-height="0.75cm" fo:min-width="0.499cm" fo:padding-top="0.136cm" fo:padding-bottom="0.136cm" fo:padding-left="0.259cm" fo:padding-right="0.259cm" draw:shadow="hidden" draw:shadow-offset-x="0.199cm" draw:shadow-offset-y="0.199cm" draw:shadow-color="#808080" style:run-through="foreground"/>
    </style:style>
    <style:style style:name="gr48" style:family="graphic">
      <style:graphic-properties draw:stroke="solid" svg:stroke-width="0.019cm" svg:stroke-color="#000000" draw:marker-start="" draw:marker-start-width="0.229cm" draw:marker-start-center="false" draw:marker-end="" draw:marker-end-width="0.229cm" draw:marker-end-center="false" draw:fill="none" draw:fill-color="#cfe7f5" draw:textarea-horizontal-align="justify" draw:textarea-vertical-align="middle" draw:auto-grow-height="false" fo:min-height="0.75cm" fo:min-width="0.499cm" fo:padding-top="0.136cm" fo:padding-bottom="0.136cm" fo:padding-left="0.259cm" fo:padding-right="0.259cm" draw:shadow="hidden" draw:shadow-offset-x="0.199cm" draw:shadow-offset-y="0.199cm" draw:shadow-color="#808080" style:run-through="foreground"/>
    </style:style>
    <style:style style:name="gr4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095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101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12cm"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solid" svg:stroke-width="0.019cm" svg:stroke-color="#000000" draw:marker-start="" draw:marker-start-width="0.229cm" draw:marker-start-center="false" draw:marker-end="Arrowheads_20_1" draw:marker-end-width="0.33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53" style:family="graphic">
      <style:graphic-properties style:run-through="foreground" style:wrap="none" style:wrap-contour-mode="full" style:vertical-pos="from-top" style:vertical-rel="paragraph" style:horizontal-pos="center" style:horizontal-rel="paragraph"/>
    </style:style>
    <style:style style:name="gr54"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55"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56"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57"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58"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59"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60"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61"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62"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63"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64" style:family="graphic">
      <style:graphic-properties draw:stroke="solid" svg:stroke-width="0.019cm" svg:stroke-color="#000000" draw:marker-start="" draw:marker-start-width="0.229cm" draw:marker-start-center="false" draw:marker-end="" draw:marker-end-width="0.229cm" draw:marker-end-center="false" draw:fill="none" draw:fill-color="#cfe7f5" draw:textarea-horizontal-align="justify" draw:textarea-vertical-align="middle" draw:auto-grow-height="false" fo:min-height="0.75cm" fo:min-width="0.499cm" fo:padding-top="0.136cm" fo:padding-bottom="0.136cm" fo:padding-left="0.259cm" fo:padding-right="0.259cm" draw:shadow="hidden" draw:shadow-offset-x="0.199cm" draw:shadow-offset-y="0.199cm" draw:shadow-color="#808080" style:run-through="foreground"/>
    </style:style>
    <style:style style:name="gr65" style:family="graphic">
      <style:graphic-properties draw:stroke="solid" svg:stroke-width="0.019cm" svg:stroke-color="#000000" draw:marker-start="" draw:marker-start-width="0.229cm" draw:marker-start-center="false" draw:marker-end="" draw:marker-end-width="0.229cm" draw:marker-end-center="false" draw:fill="none" draw:fill-color="#cfe7f5" draw:textarea-horizontal-align="justify" draw:textarea-vertical-align="middle" draw:auto-grow-height="false" fo:min-height="0.75cm" fo:min-width="0.499cm" fo:padding-top="0.136cm" fo:padding-bottom="0.136cm" fo:padding-left="0.259cm" fo:padding-right="0.259cm" draw:shadow="hidden" draw:shadow-offset-x="0.199cm" draw:shadow-offset-y="0.199cm" draw:shadow-color="#808080" style:run-through="foreground"/>
    </style:style>
    <style:style style:name="gr6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49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69"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70"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71"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72"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73"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74"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75"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76"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77"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78"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79"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80"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81"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82"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83"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84"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85"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86"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87"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88"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89"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90"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91"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92"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93"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94"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95"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96"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97"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98"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99"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100"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101"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102"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103"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104"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105"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106"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107" style:family="graphic">
      <style:graphic-properties draw:stroke="solid" svg:stroke-width="0.011cm" svg:stroke-color="#808080" draw:marker-start="" draw:marker-start-width="0.215cm" draw:marker-start-center="false" draw:marker-end="" draw:marker-end-width="0.215cm" draw:marker-end-center="false" draw:fill="solid" draw:fill-color="#fffff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10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49cm"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cm"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solid" svg:stroke-width="0.019cm" svg:stroke-color="#000000" draw:marker-start="" draw:marker-start-width="0.229cm" draw:marker-start-center="false" draw:marker-end="Arrowheads_20_1" draw:marker-end-width="0.33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11" style:family="graphic">
      <style:graphic-properties draw:stroke="solid" svg:stroke-width="0.019cm" svg:stroke-color="#000000" draw:marker-start="" draw:marker-start-width="0.229cm" draw:marker-start-center="false" draw:marker-end="Arrowheads_20_1" draw:marker-end-width="0.33cm" draw:marker-end-center="false" draw:fill="none" draw:fill-color="#cfe7f5"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349cm"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changed-region xml:id="ct714529440" text:id="ct714529440">
          <text:insertion>
            <office:change-info>
              <dc:creator>Unknown Author</dc:creator>
              <dc:date>2013-01-25T10:20:00</dc:date>
            </office:change-info>
          </text:insertion>
        </text:changed-region>
        <text:changed-region xml:id="ct714529536" text:id="ct714529536">
          <text:deletion>
            <office:change-info>
              <dc:creator>Unknown Author</dc:creator>
              <dc:date>2013-01-25T10:20:00</dc:date>
            </office:change-info>
            <text:p text:style-name="P1"><text:span text:style-name="T1">"</text:span></text:p>
          </text:deletion>
        </text:changed-region>
        <text:changed-region xml:id="ct714530208" text:id="ct714530208">
          <text:insertion>
            <office:change-info>
              <dc:creator>Unknown Author</dc:creator>
              <dc:date>2013-01-25T10:20:00</dc:date>
            </office:change-info>
          </text:insertion>
        </text:changed-region>
        <text:changed-region xml:id="ct714530304" text:id="ct714530304">
          <text:deletion>
            <office:change-info>
              <dc:creator>Unknown Author</dc:creator>
              <dc:date>2013-01-25T10:20:00</dc:date>
            </office:change-info>
            <text:p text:style-name="P1"><text:span text:style-name="T1">"</text:span></text:p>
          </text:deletion>
        </text:changed-region>
        <text:changed-region xml:id="ct246638672" text:id="ct246638672">
          <text:deletion>
            <office:change-info>
              <dc:creator>Unknown Author</dc:creator>
              <dc:date>2013-01-25T10:17:00</dc:date>
            </office:change-info>
            <text:p text:style-name="Standard">explanatory note</text:p>
          </text:deletion>
        </text:changed-region>
        <text:changed-region xml:id="ct246638768" text:id="ct246638768">
          <text:insertion>
            <office:change-info>
              <dc:creator>Unknown Author</dc:creator>
              <dc:date>2013-01-25T10:17:00</dc:date>
            </office:change-info>
          </text:insertion>
        </text:changed-region>
        <text:changed-region xml:id="ct246638864" text:id="ct246638864">
          <text:insertion>
            <office:change-info>
              <dc:creator>Unknown Author</dc:creator>
              <dc:date>2013-01-25T10:18:00</dc:date>
            </office:change-info>
          </text:insertion>
        </text:changed-region>
        <text:changed-region xml:id="ct246688736" text:id="ct246688736">
          <text:deletion>
            <office:change-info>
              <dc:creator>Unknown Author</dc:creator>
              <dc:date>2013-01-25T10:18:00</dc:date>
            </office:change-info>
            <text:p text:style-name="Standard">"</text:p>
          </text:deletion>
        </text:changed-region>
        <text:changed-region xml:id="ct246638960" text:id="ct246638960">
          <text:deletion>
            <office:change-info>
              <dc:creator>Unknown Author</dc:creator>
              <dc:date>2013-01-25T10:18:00</dc:date>
            </office:change-info>
            <text:p text:style-name="Standard">"</text:p>
          </text:deletion>
        </text:changed-region>
        <text:changed-region xml:id="ct714691760" text:id="ct714691760">
          <text:insertion>
            <office:change-info>
              <dc:creator>Unknown Author</dc:creator>
              <dc:date>2013-01-25T10:18:00</dc:date>
            </office:change-info>
          </text:insertion>
        </text:changed-region>
        <text:changed-region xml:id="ct714570016" text:id="ct714570016">
          <text:insertion>
            <office:change-info>
              <dc:creator>Unknown Author</dc:creator>
              <dc:date>2013-01-25T10:19:00</dc:date>
            </office:change-info>
          </text:insertion>
        </text:changed-region>
        <text:changed-region xml:id="ct714691856" text:id="ct714691856">
          <text:deletion>
            <office:change-info>
              <dc:creator>Unknown Author</dc:creator>
              <dc:date>2013-01-25T10:18:00</dc:date>
            </office:change-info>
            <text:p text:style-name="Standard">"</text:p>
          </text:deletion>
        </text:changed-region>
        <text:changed-region xml:id="ct246637456" text:id="ct246637456">
          <text:deletion>
            <office:change-info>
              <dc:creator>Unknown Author</dc:creator>
              <dc:date>2013-01-25T10:18:00</dc:date>
            </office:change-info>
            <text:p text:style-name="Standard">"</text:p>
          </text:deletion>
        </text:changed-region>
        <text:changed-region xml:id="ct714691952" text:id="ct714691952">
          <text:insertion>
            <office:change-info>
              <dc:creator>Unknown Author</dc:creator>
              <dc:date>2013-01-25T10:18:00</dc:date>
            </office:change-info>
          </text:insertion>
        </text:changed-region>
        <text:changed-region xml:id="ct247001824" text:id="ct247001824">
          <text:deletion>
            <office:change-info>
              <dc:creator>David Harris</dc:creator>
              <dc:date>2013-01-26T00:04:00</dc:date>
            </office:change-info>
            <text:p text:style-name="Standard">Specification</text:p>
          </text:deletion>
        </text:changed-region>
        <text:changed-region xml:id="ct714703488" text:id="ct714703488">
          <text:insertion>
            <office:change-info>
              <dc:creator>David Harris</dc:creator>
              <dc:date>2013-01-26T00:04:00</dc:date>
            </office:change-info>
          </text:insertion>
        </text:changed-region>
        <text:changed-region xml:id="ct714569712" text:id="ct714569712">
          <text:insertion>
            <office:change-info>
              <dc:creator>Unknown Author</dc:creator>
              <dc:date>2013-01-25T11:24:00</dc:date>
            </office:change-info>
          </text:insertion>
        </text:changed-region>
        <text:changed-region xml:id="ct714569808" text:id="ct714569808">
          <text:deletion>
            <office:change-info>
              <dc:creator>Unknown Author</dc:creator>
              <dc:date>2013-01-25T11:24:00</dc:date>
            </office:change-info>
            <text:p text:style-name="Standard">'</text:p>
          </text:deletion>
        </text:changed-region>
        <text:changed-region xml:id="ct714525904" text:id="ct714525904">
          <text:insertion>
            <office:change-info>
              <dc:creator>David Harris</dc:creator>
              <dc:date>2013-01-26T00:27:00</dc:date>
            </office:change-info>
          </text:insertion>
        </text:changed-region>
        <text:changed-region xml:id="ct714827680" text:id="ct714827680">
          <text:insertion>
            <office:change-info>
              <dc:creator>David Harris</dc:creator>
              <dc:date>2013-01-26T08:58:00</dc:date>
            </office:change-info>
          </text:insertion>
        </text:changed-region>
        <text:changed-region xml:id="ct714827776" text:id="ct714827776">
          <text:insertion>
            <office:change-info>
              <dc:creator>David Harris</dc:creator>
              <dc:date>2013-01-26T00:07:00</dc:date>
            </office:change-info>
          </text:insertion>
        </text:changed-region>
        <text:changed-region xml:id="ct714828768" text:id="ct714828768">
          <text:insertion>
            <office:change-info>
              <dc:creator>David Harris</dc:creator>
              <dc:date>2013-01-26T00:08:00</dc:date>
            </office:change-info>
          </text:insertion>
        </text:changed-region>
        <text:changed-region xml:id="ct714828864" text:id="ct714828864">
          <text:insertion>
            <office:change-info>
              <dc:creator>David Harris</dc:creator>
              <dc:date>2013-01-26T00:09:00</dc:date>
            </office:change-info>
          </text:insertion>
        </text:changed-region>
        <text:changed-region xml:id="ct714829184" text:id="ct714829184">
          <text:insertion>
            <office:change-info>
              <dc:creator>David Harris</dc:creator>
              <dc:date>2013-01-26T00:10:00</dc:date>
            </office:change-info>
          </text:insertion>
        </text:changed-region>
        <text:changed-region xml:id="ct714829280" text:id="ct714829280">
          <text:insertion>
            <office:change-info>
              <dc:creator>David Harris</dc:creator>
              <dc:date>2013-01-26T00:11:00</dc:date>
            </office:change-info>
          </text:insertion>
        </text:changed-region>
        <text:changed-region xml:id="ct714917696" text:id="ct714917696">
          <text:insertion>
            <office:change-info>
              <dc:creator>David Harris</dc:creator>
              <dc:date>2013-01-26T09:11:00</dc:date>
            </office:change-info>
          </text:insertion>
        </text:changed-region>
        <text:changed-region xml:id="ct714996608" text:id="ct714996608">
          <text:insertion>
            <office:change-info>
              <dc:creator>David Harris</dc:creator>
              <dc:date>2013-01-26T00:12:00</dc:date>
            </office:change-info>
          </text:insertion>
        </text:changed-region>
        <text:changed-region xml:id="ct714920224" text:id="ct714920224">
          <text:insertion>
            <office:change-info>
              <dc:creator>David Harris</dc:creator>
              <dc:date>2013-01-26T00:13:00</dc:date>
            </office:change-info>
          </text:insertion>
        </text:changed-region>
        <text:changed-region xml:id="ct715005520" text:id="ct715005520">
          <text:insertion>
            <office:change-info>
              <dc:creator>David Harris</dc:creator>
              <dc:date>2013-01-26T00:14:00</dc:date>
            </office:change-info>
          </text:insertion>
        </text:changed-region>
        <text:changed-region xml:id="ct715006160" text:id="ct715006160">
          <text:insertion>
            <office:change-info>
              <dc:creator>David Harris</dc:creator>
              <dc:date>2013-01-26T00:15:00</dc:date>
            </office:change-info>
          </text:insertion>
        </text:changed-region>
        <text:changed-region xml:id="ct714679072" text:id="ct714679072">
          <text:insertion>
            <office:change-info>
              <dc:creator>David Harris</dc:creator>
              <dc:date>2013-01-26T00:16:00</dc:date>
            </office:change-info>
          </text:insertion>
        </text:changed-region>
        <text:changed-region xml:id="ct714747168" text:id="ct714747168">
          <text:insertion>
            <office:change-info>
              <dc:creator>David Harris</dc:creator>
              <dc:date>2013-01-26T00:17:00</dc:date>
            </office:change-info>
          </text:insertion>
        </text:changed-region>
        <text:changed-region xml:id="ct715005376" text:id="ct715005376">
          <text:insertion>
            <office:change-info>
              <dc:creator>David Harris</dc:creator>
              <dc:date>2013-01-26T00:23:00</dc:date>
            </office:change-info>
          </text:insertion>
        </text:changed-region>
        <text:changed-region xml:id="ct715005680" text:id="ct715005680">
          <text:insertion>
            <office:change-info>
              <dc:creator>David Harris</dc:creator>
              <dc:date>2013-01-26T00:24:00</dc:date>
            </office:change-info>
          </text:insertion>
        </text:changed-region>
        <text:changed-region xml:id="ct714748448" text:id="ct714748448">
          <text:insertion>
            <office:change-info>
              <dc:creator>David Harris</dc:creator>
              <dc:date>2013-01-26T00:25:00</dc:date>
            </office:change-info>
          </text:insertion>
        </text:changed-region>
        <text:changed-region xml:id="ct715013008" text:id="ct715013008">
          <text:insertion>
            <office:change-info>
              <dc:creator>David Harris</dc:creator>
              <dc:date>2013-01-26T00:26:00</dc:date>
            </office:change-info>
          </text:insertion>
        </text:changed-region>
        <text:changed-region xml:id="ct714748272" text:id="ct714748272">
          <text:insertion>
            <office:change-info>
              <dc:creator>David Harris</dc:creator>
              <dc:date>2013-01-26T08:56:00</dc:date>
            </office:change-info>
          </text:insertion>
        </text:changed-region>
        <text:changed-region xml:id="ct714747408" text:id="ct714747408">
          <text:insertion>
            <office:change-info>
              <dc:creator>David Harris</dc:creator>
              <dc:date>2013-01-26T00:06:00</dc:date>
            </office:change-info>
          </text:insertion>
        </text:changed-region>
        <text:changed-region xml:id="ct714747616" text:id="ct714747616">
          <text:insertion>
            <office:change-info>
              <dc:creator>David Harris</dc:creator>
              <dc:date>2013-01-26T00:06:00</dc:date>
            </office:change-info>
          </text:insertion>
        </text:changed-region>
        <text:changed-region xml:id="ct715010944" text:id="ct715010944">
          <text:deletion>
            <office:change-info>
              <dc:creator>Unknown Author</dc:creator>
              <dc:date>2013-01-25T11:24:00</dc:date>
            </office:change-info>
            <text:p text:style-name="Standard">'</text:p>
          </text:deletion>
        </text:changed-region>
        <text:changed-region xml:id="ct714685632" text:id="ct714685632">
          <text:insertion>
            <office:change-info>
              <dc:creator>Unknown Author</dc:creator>
              <dc:date>2013-01-25T11:24:00</dc:date>
            </office:change-info>
          </text:insertion>
        </text:changed-region>
        <text:changed-region xml:id="ct715009264" text:id="ct715009264">
          <text:insertion>
            <office:change-info>
              <dc:creator>Unknown Author</dc:creator>
              <dc:date>2013-01-25T11:25:00</dc:date>
            </office:change-info>
          </text:insertion>
        </text:changed-region>
        <text:changed-region xml:id="ct714732848" text:id="ct714732848">
          <text:deletion>
            <office:change-info>
              <dc:creator>Unknown Author</dc:creator>
              <dc:date>2013-01-25T11:25:00</dc:date>
            </office:change-info>
            <text:p text:style-name="Standard"><text:span text:style-name="T2">'</text:span></text:p>
          </text:deletion>
        </text:changed-region>
        <text:changed-region xml:id="ct715009136" text:id="ct715009136">
          <text:insertion>
            <office:change-info>
              <dc:creator>Unknown Author</dc:creator>
              <dc:date>2013-01-25T11:25:00</dc:date>
            </office:change-info>
          </text:insertion>
        </text:changed-region>
        <text:changed-region xml:id="ct715012096" text:id="ct715012096">
          <text:insertion>
            <office:change-info>
              <dc:creator>Unknown Author</dc:creator>
              <dc:date>2013-01-25T11:25:00</dc:date>
            </office:change-info>
          </text:insertion>
        </text:changed-region>
        <text:changed-region xml:id="ct714733040" text:id="ct714733040">
          <text:deletion>
            <office:change-info>
              <dc:creator>Unknown Author</dc:creator>
              <dc:date>2013-01-25T11:25:00</dc:date>
            </office:change-info>
            <text:p text:style-name="Standard">'</text:p>
          </text:deletion>
        </text:changed-region>
        <text:changed-region xml:id="ct715026096" text:id="ct715026096">
          <text:insertion>
            <office:change-info>
              <dc:creator>Unknown Author</dc:creator>
              <dc:date>2013-01-25T10:18:00</dc:date>
            </office:change-info>
          </text:insertion>
        </text:changed-region>
        <text:changed-region xml:id="ct715024992" text:id="ct715024992">
          <text:deletion>
            <office:change-info>
              <dc:creator>Unknown Author</dc:creator>
              <dc:date>2013-01-25T10:18:00</dc:date>
            </office:change-info>
            <text:p text:style-name="Standard">"</text:p>
          </text:deletion>
        </text:changed-region>
        <text:changed-region xml:id="ct715026192" text:id="ct715026192">
          <text:insertion>
            <office:change-info>
              <dc:creator>Unknown Author</dc:creator>
              <dc:date>2013-01-25T10:18:00</dc:date>
            </office:change-info>
          </text:insertion>
        </text:changed-region>
        <text:changed-region xml:id="ct715024752" text:id="ct715024752">
          <text:deletion>
            <office:change-info>
              <dc:creator>Unknown Author</dc:creator>
              <dc:date>2013-01-25T10:18:00</dc:date>
            </office:change-info>
            <text:p text:style-name="Standard">"</text:p>
          </text:deletion>
        </text:changed-region>
        <text:changed-region xml:id="ct715026432" text:id="ct715026432">
          <text:insertion>
            <office:change-info>
              <dc:creator>Unknown Author</dc:creator>
              <dc:date>2013-01-25T10:19:00</dc:date>
            </office:change-info>
          </text:insertion>
        </text:changed-region>
        <text:changed-region xml:id="ct487648016" text:id="ct487648016">
          <text:deletion>
            <office:change-info>
              <dc:creator>Unknown Author</dc:creator>
              <dc:date>2013-01-25T10:19:00</dc:date>
            </office:change-info>
            <text:p text:style-name="Standard">"</text:p>
          </text:deletion>
        </text:changed-region>
        <text:changed-region xml:id="ct714726272" text:id="ct714726272">
          <text:insertion>
            <office:change-info>
              <dc:creator>Unknown Author</dc:creator>
              <dc:date>2013-01-25T10:19:00</dc:date>
            </office:change-info>
          </text:insertion>
        </text:changed-region>
        <text:changed-region xml:id="ct715029056" text:id="ct715029056">
          <text:deletion>
            <office:change-info>
              <dc:creator>Unknown Author</dc:creator>
              <dc:date>2013-01-25T10:19:00</dc:date>
            </office:change-info>
            <text:p text:style-name="Standard">"</text:p>
          </text:deletion>
        </text:changed-region>
        <text:changed-region xml:id="ct715026288" text:id="ct715026288">
          <text:insertion>
            <office:change-info>
              <dc:creator>Unknown Author</dc:creator>
              <dc:date>2013-01-25T10:19:00</dc:date>
            </office:change-info>
          </text:insertion>
        </text:changed-region>
        <text:changed-region xml:id="ct715026528" text:id="ct715026528">
          <text:deletion>
            <office:change-info>
              <dc:creator>Unknown Author</dc:creator>
              <dc:date>2013-01-25T10:19:00</dc:date>
            </office:change-info>
            <text:p text:style-name="Standard">"</text:p>
          </text:deletion>
        </text:changed-region>
        <text:changed-region xml:id="ct715029152" text:id="ct715029152">
          <text:insertion>
            <office:change-info>
              <dc:creator>Unknown Author</dc:creator>
              <dc:date>2013-01-25T10:19:00</dc:date>
            </office:change-info>
          </text:insertion>
        </text:changed-region>
        <text:changed-region xml:id="ct714723968" text:id="ct714723968">
          <text:deletion>
            <office:change-info>
              <dc:creator>Unknown Author</dc:creator>
              <dc:date>2013-01-25T10:19:00</dc:date>
            </office:change-info>
            <text:p text:style-name="Standard">"</text:p>
          </text:deletion>
        </text:changed-region>
        <text:changed-region xml:id="ct714724080" text:id="ct714724080">
          <text:insertion>
            <office:change-info>
              <dc:creator>Unknown Author</dc:creator>
              <dc:date>2013-01-25T10:19:00</dc:date>
            </office:change-info>
          </text:insertion>
        </text:changed-region>
        <text:changed-region xml:id="ct715029248" text:id="ct715029248">
          <text:deletion>
            <office:change-info>
              <dc:creator>Unknown Author</dc:creator>
              <dc:date>2013-01-25T10:19:00</dc:date>
            </office:change-info>
            <text:p text:style-name="Standard">"</text:p>
          </text:deletion>
        </text:changed-region>
        <text:changed-region xml:id="ct714723664" text:id="ct714723664">
          <text:insertion>
            <office:change-info>
              <dc:creator>Unknown Author</dc:creator>
              <dc:date>2013-01-25T10:19:00</dc:date>
            </office:change-info>
          </text:insertion>
        </text:changed-region>
        <text:changed-region xml:id="ct714720512" text:id="ct714720512">
          <text:deletion>
            <office:change-info>
              <dc:creator>Unknown Author</dc:creator>
              <dc:date>2013-01-25T10:19:00</dc:date>
            </office:change-info>
            <text:p text:style-name="Standard">"</text:p>
          </text:deletion>
        </text:changed-region>
        <text:changed-region xml:id="ct714720608" text:id="ct714720608">
          <text:insertion>
            <office:change-info>
              <dc:creator>Unknown Author</dc:creator>
              <dc:date>2013-01-25T10:19:00</dc:date>
            </office:change-info>
          </text:insertion>
        </text:changed-region>
        <text:changed-region xml:id="ct715029344" text:id="ct715029344">
          <text:deletion>
            <office:change-info>
              <dc:creator>Unknown Author</dc:creator>
              <dc:date>2013-01-25T10:19:00</dc:date>
            </office:change-info>
            <text:p text:style-name="Standard">"</text:p>
          </text:deletion>
        </text:changed-region>
        <text:changed-region xml:id="ct714720800" text:id="ct714720800">
          <text:insertion>
            <office:change-info>
              <dc:creator>Unknown Author</dc:creator>
              <dc:date>2013-01-25T10:19:00</dc:date>
            </office:change-info>
          </text:insertion>
        </text:changed-region>
        <text:changed-region xml:id="ct715029440" text:id="ct715029440">
          <text:deletion>
            <office:change-info>
              <dc:creator>Unknown Author</dc:creator>
              <dc:date>2013-01-25T10:19:00</dc:date>
            </office:change-info>
            <text:p text:style-name="Standard">"</text:p>
          </text:deletion>
        </text:changed-region>
        <text:changed-region xml:id="ct714723504" text:id="ct714723504">
          <text:insertion>
            <office:change-info>
              <dc:creator>Unknown Author</dc:creator>
              <dc:date>2013-01-25T10:19:00</dc:date>
            </office:change-info>
          </text:insertion>
        </text:changed-region>
        <text:changed-region xml:id="ct715029536" text:id="ct715029536">
          <text:deletion>
            <office:change-info>
              <dc:creator>Unknown Author</dc:creator>
              <dc:date>2013-01-25T10:19:00</dc:date>
            </office:change-info>
            <text:p text:style-name="Standard">"</text:p>
          </text:deletion>
        </text:changed-region>
        <text:changed-region xml:id="ct715029632" text:id="ct715029632">
          <text:insertion>
            <office:change-info>
              <dc:creator>Unknown Author</dc:creator>
              <dc:date>2013-01-25T10:19:00</dc:date>
            </office:change-info>
          </text:insertion>
        </text:changed-region>
        <text:changed-region xml:id="ct715030464" text:id="ct715030464">
          <text:deletion>
            <office:change-info>
              <dc:creator>Unknown Author</dc:creator>
              <dc:date>2013-01-25T10:19:00</dc:date>
            </office:change-info>
            <text:p text:style-name="Standard">"</text:p>
          </text:deletion>
        </text:changed-region>
        <text:changed-region xml:id="ct715029920" text:id="ct715029920">
          <text:insertion>
            <office:change-info>
              <dc:creator>Unknown Author</dc:creator>
              <dc:date>2013-01-25T10:19:00</dc:date>
            </office:change-info>
          </text:insertion>
        </text:changed-region>
        <text:changed-region xml:id="ct715030016" text:id="ct715030016">
          <text:deletion>
            <office:change-info>
              <dc:creator>Unknown Author</dc:creator>
              <dc:date>2013-01-25T10:19:00</dc:date>
            </office:change-info>
            <text:p text:style-name="Standard">"</text:p>
          </text:deletion>
        </text:changed-region>
        <text:changed-region xml:id="ct714729040" text:id="ct714729040">
          <text:insertion>
            <office:change-info>
              <dc:creator>Unknown Author</dc:creator>
              <dc:date>2013-01-25T10:19:00</dc:date>
            </office:change-info>
          </text:insertion>
        </text:changed-region>
        <text:changed-region xml:id="ct246608624" text:id="ct246608624">
          <text:deletion>
            <office:change-info>
              <dc:creator>Unknown Author</dc:creator>
              <dc:date>2013-01-25T10:19:00</dc:date>
            </office:change-info>
            <text:p text:style-name="Standard">"</text:p>
          </text:deletion>
        </text:changed-region>
        <text:changed-region xml:id="ct715030864" text:id="ct715030864">
          <text:insertion>
            <office:change-info>
              <dc:creator>Unknown Author</dc:creator>
              <dc:date>2013-01-25T10:19:00</dc:date>
            </office:change-info>
          </text:insertion>
        </text:changed-region>
        <text:changed-region xml:id="ct714729440" text:id="ct714729440">
          <text:deletion>
            <office:change-info>
              <dc:creator>Unknown Author</dc:creator>
              <dc:date>2013-01-25T10:19:00</dc:date>
            </office:change-info>
            <text:p text:style-name="Standard">"</text:p>
          </text:deletion>
        </text:changed-region>
        <text:changed-region xml:id="ct714729536" text:id="ct714729536">
          <text:deletion>
            <office:change-info>
              <dc:creator>Unknown Author</dc:creator>
              <dc:date>2013-01-25T10:20:00</dc:date>
            </office:change-info>
            <text:p text:style-name="Standard">"</text:p>
          </text:deletion>
        </text:changed-region>
        <text:changed-region xml:id="ct715030960" text:id="ct715030960">
          <text:insertion>
            <office:change-info>
              <dc:creator>Unknown Author</dc:creator>
              <dc:date>2013-01-25T10:20:00</dc:date>
            </office:change-info>
          </text:insertion>
        </text:changed-region>
        <text:changed-region xml:id="ct246608240" text:id="ct246608240">
          <text:insertion>
            <office:change-info>
              <dc:creator>Unknown Author</dc:creator>
              <dc:date>2013-01-25T10:20:00</dc:date>
            </office:change-info>
          </text:insertion>
        </text:changed-region>
        <text:changed-region xml:id="ct246607936" text:id="ct246607936">
          <text:deletion>
            <office:change-info>
              <dc:creator>Unknown Author</dc:creator>
              <dc:date>2013-01-25T10:20:00</dc:date>
            </office:change-info>
            <text:p text:style-name="Standard">"</text:p>
          </text:deletion>
        </text:changed-region>
        <text:changed-region xml:id="ct246608032" text:id="ct246608032">
          <text:insertion>
            <office:change-info>
              <dc:creator>Unknown Author</dc:creator>
              <dc:date>2013-01-25T10:20:00</dc:date>
            </office:change-info>
          </text:insertion>
        </text:changed-region>
        <text:changed-region xml:id="ct715031056" text:id="ct715031056">
          <text:deletion>
            <office:change-info>
              <dc:creator>Unknown Author</dc:creator>
              <dc:date>2013-01-25T10:20:00</dc:date>
            </office:change-info>
            <text:p text:style-name="Standard">"</text:p>
          </text:deletion>
        </text:changed-region>
        <text:changed-region xml:id="ct715039808" text:id="ct715039808">
          <text:insertion>
            <office:change-info>
              <dc:creator>Bob Jacobsen</dc:creator>
              <dc:date>2013-01-25T13:31:00</dc:date>
            </office:change-info>
          </text:insertion>
        </text:changed-region>
        <text:changed-region xml:id="ct715039664" text:id="ct715039664">
          <text:insertion>
            <office:change-info>
              <dc:creator>Bob Jacobsen</dc:creator>
              <dc:date>2013-01-25T13:32:00</dc:date>
            </office:change-info>
          </text:insertion>
        </text:changed-region>
        <text:changed-region xml:id="ct715042192" text:id="ct715042192">
          <text:deletion>
            <office:change-info>
              <dc:creator>Bob Jacobsen</dc:creator>
              <dc:date>2013-01-25T13:30:00</dc:date>
            </office:change-info>
            <text:p text:style-name="Standard"><text:s text:c="2"/></text:p>
          </text:deletion>
        </text:changed-region>
        <text:changed-region xml:id="ct715040240" text:id="ct715040240">
          <text:insertion>
            <office:change-info>
              <dc:creator>Bob Jacobsen</dc:creator>
              <dc:date>2013-01-25T13:35:00</dc:date>
            </office:change-info>
          </text:insertion>
        </text:changed-region>
        <text:changed-region xml:id="ct715045088" text:id="ct715045088">
          <text:insertion>
            <office:change-info>
              <dc:creator>Unknown Author</dc:creator>
              <dc:date>2013-01-25T11:25:00</dc:date>
            </office:change-info>
          </text:insertion>
        </text:changed-region>
        <text:changed-region xml:id="ct715045200" text:id="ct715045200">
          <text:deletion>
            <office:change-info>
              <dc:creator>Unknown Author</dc:creator>
              <dc:date>2013-01-25T11:25:00</dc:date>
            </office:change-info>
            <text:p text:style-name="Standard">'</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Introduction</text:h>
      <text:p text:style-name="Standard">This <text:change text:change-id="ct246638672"/><text:change-start text:change-id="ct246638768"/>Technical Note<text:change-end text:change-id="ct246638768"/> contains informative discussion and background for the corresponding “OpenLCB CAN Event Transport Standard”. This explanation is not normative in any way.</text:p>
      <text:p text:style-name="Standard">OpenLCB nodes respond to local inputs and state changes by emitting Producer/Consumer Event Report (PCER) messages. When they do this, they are acting as <text:change-start text:change-id="ct246638864"/>“<text:change-end text:change-id="ct246638864"/><text:change text:change-id="ct246688736"/>Producers<text:change text:change-id="ct246638960"/><text:change-start text:change-id="ct714691760"/>”<text:change-end text:change-id="ct714691760"/>. OpenLCB nodes receive these messages, and can act on them locally if desired. If they do so, they are acting as <text:change-start text:change-id="ct714570016"/>“<text:change-end text:change-id="ct714570016"/><text:change text:change-id="ct714691856"/>Consumers<text:change text:change-id="ct246637456"/><text:change-start text:change-id="ct714691952"/>”<text:change-end text:change-id="ct714691952"/>. Together, this is called the Producer-Consumer Model of system control. <text:s/>In this model a particular concept, or event, is <text:span text:style-name="T2">the</text:span> sum of the inputs that trigger the production of the PCER by the producer(s<text:span text:style-name="T14">) and the action(s) taken by the consumer(s). <text:s/>Its main advantage is the knowledge independence it imparts between all of </text:span><text:span text:style-name="T10">the</text:span><text:span text:style-name="T14"> nodes involved in an event. <text:s/>Ex</text:span><text:span text:style-name="T13">pressed in more anthropomorphic terms, </text:span><text:span text:style-name="T12">neither the producers nor consumers or a PCER are aware of each other. <text:s/>This adds flexibility to the system, since more producers or consumers of the PCER can be added to implement the associated event, without concern of side effects to </text:span><text:span text:style-name="T11">the</text:span><text:span text:style-name="T12"> the other nodes involved in </text:span><text:span text:style-name="T11">the</text:span><text:span text:style-name="T12"> event.</text:span><text:note text:id="ftn1" text:note-class="endnote"><text:note-citation>i</text:note-citation><text:note-body><text:p text:style-name="P12"/></text:note-body></text:note><text:note text:id="ftn2" text:note-class="footnote"><text:note-citation>1</text:note-citation><text:note-body><text:p text:style-name="P1"><text:span text:style-name="T1">D. Miorandi and S. Vitturi, </text:span><text:change-start text:change-id="ct714529440"/><text:span text:style-name="T1">“</text:span><text:change-end text:change-id="ct714529440"/><text:change text:change-id="ct714529536"/><text:span text:style-name="T1">Performance analysis of producer/consumer protocols over IEEE 802.11 wireless links</text:span><text:change-start text:change-id="ct714530208"/><text:span text:style-name="T1">”</text:span><text:change-end text:change-id="ct714530208"/><text:change text:change-id="ct714530304"/><text:span text:style-name="T1">, </text:span><text:span text:style-name="T8">Proc. IEEE Workshop Factory Communication Systems (WFCS)</text:span><text:span text:style-name="T7">, 2004 </text:span></text:p></text:note-body></text:note><text:note text:id="ftn3" text:note-class="footnote"><text:note-citation>2</text:note-citation><text:note-body><text:p text:style-name="P12"><text:span text:style-name="T15">The Producer/Consumer Model and Control System Design ControlLogix 1999 </text:span>https://cours.etsmtl.ca/gpa774/Cours/old-24-03-04/Documentations/Rockwell/articles/Producer_Consumer.html</text:p></text:note-body></text:note><office:annotation><dc:creator>Bob Jacobsen</dc:creator><dc:date>2013-01-24T07:10:19</dc:date><text:p text:style-name="P25"><text:span text:style-name="T17">DGW: “More background and references would be good”</text:span></text:p></office:annotation></text:p>
      <text:p text:style-name="Standard">The P/C Event ID included in a PCER message is a 8-byte unique identifier. The method for assigning these and ensuring their uniqueness is in the Event ID Standard and Technical Note.</text:p>
      <text:p text:style-name="Standard">There are many possible ways to use these 64 bits, some of which are discussed as examples below. In particular, OpenLCB does not require or enforce any particular partitioning of the eight bytes. More than one node may emit the same P/C Event ID (note that the Node ID of the emitting node is available separately in the message). More than one node may receive and act on a PCER message with a specific P/C Event ID. The only requirement is that the 8-byte quantity be unique to the event.</text:p>
      <text:h text:style-name="Heading_20_1" text:outline-level="1">Annotations to the Standard</text:h>
      <text:p text:style-name="Standard">This section provides background information on corresponding sections of the <text:change text:change-id="ct247001824"/><text:change-start text:change-id="ct714703488"/>Standard<text:change-end text:change-id="ct714703488"/> document. It<text:change-start text:change-id="ct714569712"/> i<text:change-end text:change-id="ct714569712"/><text:change text:change-id="ct714569808"/>s expected that two documents will be read together.</text:p>
      <text:h text:style-name="Heading_20_2" text:outline-level="2">Introduction</text:h>
      <text:p text:style-name="Standard"/>
      <text:h text:style-name="Heading_20_2" text:outline-level="2"><text:soft-page-break/>Intended Use</text:h>
      <text:p text:style-name="Standard"/>
      <text:p text:style-name="Standard">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p>
      <text:p text:style-name="Standard">For example, <text:span text:style-name="T2">the</text:span> concept of <text:s/>an “Emergency stop” event might include the actions of turning off track power, turning on a fault-indicator, and sounding a buzzer. <text:s/>The PCER may be produced by any of: a panic button, a throttle button, an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p>
      <text:p text:style-name="Standard">In addition, ranges of PCERs can be used for specific purposes. <text:s/>For example, a fast clock's messages can be implemented as a range of PCERs, where the low order bytes are <text:span text:style-name="T2">the</text:span> time. <text:s/></text:p>
      <text:h text:style-name="Heading_20_2" text:outline-level="2">References and Context</text:h>
      <text:p text:style-name="Standard"> For more information on format and presentation, see: </text:p>
      <text:list xml:id="list1620295926413707554" text:style-name="L1">
        <text:list-item>
          <text:p text:style-name="P20">OpenLCB Common Information Technical Note<text:change-start text:change-id="ct714525904"/></text:p>
        </text:list-item>
        <text:list-item>
          <text:p text:style-name="P20">http://openlcb.org/trunk/specs/MtiAllocations.pdf<text:change-end text:change-id="ct714525904"/></text:p>
        </text:list-item>
      </text:list>
      <text:h text:style-name="Heading_20_2" text:outline-level="2">Message Formats<text:change-start text:change-id="ct714827680"/></text:h>
      <text:p text:style-name="Heading">Range Masks<text:change-end text:change-id="ct714827680"/><text:change-start text:change-id="ct714827776"/></text:p>
      <text:p text:style-name="Standard">The range mask is implemented<text:change-end text:change-id="ct714827776"/><text:change-start text:change-id="ct714828768"/> as a combined base value and mask in order to save space. <text:s/>The base value takes <text:span text:style-name="T2">the</text:span> form 0bv...0 and<text:change-end text:change-id="ct714828768"/><text:change-start text:change-id="ct714828864"/> the mask 0b0...m. <text:s/>If the l<text:change-end text:change-id="ct714828864"/><text:change-start text:change-id="ct714829184"/>owest bit of the base value is a one, then the combined form is 0bv...0. <text:s/>However, if the lowest bit of <text:span text:style-name="T2">the</text:span> <text:change-end text:change-id="ct714829184"/><text:change-start text:change-id="ct714829280"/>base value is a zero, then the mask is inverted and the combined form becomes 0bv...1. <text:s/><text:change-end text:change-id="ct714829280"/><text:change-start text:change-id="ct714917696"/></text:p>
      <text:p text:style-name="Standard"><draw:g text:anchor-type="paragraph" draw:z-index="12" draw:style-name="gr53"><draw:rect draw:style-name="gr54" draw:text-style-name="P29" svg:width="0.401cm" svg:height="0.802cm" svg:x="6.644cm" svg:y="0.668cm"><text:p text:style-name="P28"><text:span text:style-name="T19">0</text:span></text:p></draw:rect><draw:rect draw:style-name="gr55" draw:text-style-name="P29" svg:width="0.401cm" svg:height="0.802cm" svg:x="4.344cm" svg:y="0.668cm"><text:p text:style-name="P28"><text:span text:style-name="T19">x</text:span></text:p></draw:rect><draw:rect draw:style-name="gr56" draw:text-style-name="P29" svg:width="0.399cm" svg:height="0.802cm" svg:x="6.246cm" svg:y="0.668cm"><text:p text:style-name="P28"><text:span text:style-name="T19">x</text:span></text:p></draw:rect><draw:rect draw:style-name="gr57" draw:text-style-name="P29" xml:id="id7" draw:id="id7" svg:width="0.401cm" svg:height="0.802cm" svg:x="5.845cm" svg:y="0.668cm"><text:p text:style-name="P28"><text:span text:style-name="T19">x</text:span></text:p></draw:rect><draw:rect draw:style-name="gr58" draw:text-style-name="P29" svg:width="0.401cm" svg:height="0.802cm" svg:x="5.445cm" svg:y="0.668cm"><text:p text:style-name="P28"><text:span text:style-name="T19">x</text:span></text:p></draw:rect><draw:rect draw:style-name="gr59" draw:text-style-name="P29" svg:width="0.401cm" svg:height="0.802cm" svg:x="8.244cm" svg:y="0.668cm"><text:p text:style-name="P28"><text:span text:style-name="T19">0</text:span></text:p></draw:rect><draw:rect draw:style-name="gr60" draw:text-style-name="P29" svg:width="0.399cm" svg:height="0.802cm" svg:x="7.846cm" svg:y="0.668cm"><text:p text:style-name="P28"><text:span text:style-name="T19">0</text:span></text:p></draw:rect><draw:rect draw:style-name="gr61" draw:text-style-name="P29" svg:width="0.401cm" svg:height="0.802cm" svg:x="7.445cm" svg:y="0.668cm"><text:p text:style-name="P28"><text:span text:style-name="T19">...</text:span></text:p></draw:rect><draw:rect draw:style-name="gr62" draw:text-style-name="P29" svg:width="0.401cm" svg:height="0.802cm" svg:x="7.045cm" svg:y="0.668cm"><text:p text:style-name="P28"><text:span text:style-name="T19">0</text:span></text:p></draw:rect><draw:rect draw:style-name="gr63" draw:text-style-name="P29" svg:width="0.701cm" svg:height="0.802cm" svg:x="4.745cm" svg:y="0.668cm"><text:p text:style-name="P28"><text:span text:style-name="T19">...</text:span></text:p></draw:rect><draw:custom-shape draw:style-name="gr64" draw:text-style-name="P30" svg:width="0.301cm" svg:height="2.1cm" draw:transform="rotate (1.5707963267946) translate (6.84565277777778cm 3.26748611111111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65" draw:text-style-name="P30" svg:width="0.301cm" svg:height="1.8cm" draw:transform="rotate (1.5707963267946) translate (9.14576388888889cm 3.26748611111111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66" draw:text-style-name="P32" svg:width="1.4cm" svg:height="0.659cm" svg:x="7.145cm" svg:y="3.169cm"><draw:text-box><text:p text:style-name="P31"><text:span text:style-name="T20">Base</text:span></text:p></draw:text-box></draw:frame><draw:frame draw:style-name="gr67" draw:text-style-name="P32" svg:width="1.401cm" svg:height="0.659cm" svg:x="9.345cm" svg:y="3.169cm"><draw:text-box><text:p text:style-name="P31"><text:span text:style-name="T20">Mask</text:span></text:p></draw:text-box></draw:frame><draw:rect draw:style-name="gr68" draw:text-style-name="P29" svg:width="0.401cm" svg:height="0.802cm" svg:x="9.045cm" svg:y="2.069cm"><text:p text:style-name="P28"><text:span text:style-name="T19">x</text:span></text:p></draw:rect><draw:rect draw:style-name="gr69" draw:text-style-name="P29" svg:width="0.401cm" svg:height="0.802cm" svg:x="6.745cm" svg:y="2.069cm"><text:p text:style-name="P28"><text:span text:style-name="T19">x</text:span></text:p></draw:rect><draw:rect draw:style-name="gr70" draw:text-style-name="P29" svg:width="0.401cm" svg:height="0.802cm" svg:x="8.645cm" svg:y="2.069cm"><text:p text:style-name="P28"><text:span text:style-name="T19">x</text:span></text:p></draw:rect><draw:rect draw:style-name="gr71" draw:text-style-name="P29" svg:width="0.401cm" svg:height="0.802cm" svg:x="8.244cm" svg:y="2.069cm"><text:p text:style-name="P28"><text:span text:style-name="T19">x</text:span></text:p></draw:rect><draw:rect draw:style-name="gr72" draw:text-style-name="P29" svg:width="0.399cm" svg:height="0.802cm" svg:x="7.846cm" svg:y="2.069cm"><text:p text:style-name="P28"><text:span text:style-name="T19">x</text:span></text:p></draw:rect><draw:rect draw:style-name="gr73" draw:text-style-name="P29" svg:width="0.401cm" svg:height="0.802cm" svg:x="10.645cm" svg:y="2.069cm"><text:p text:style-name="P28"><text:span text:style-name="T19">x</text:span></text:p></draw:rect><draw:rect draw:style-name="gr74" draw:text-style-name="P29" svg:width="0.401cm" svg:height="0.802cm" svg:x="10.245cm" svg:y="2.069cm"><text:p text:style-name="P28"><text:span text:style-name="T19">x</text:span></text:p></draw:rect><draw:rect draw:style-name="gr75" draw:text-style-name="P29" svg:width="0.401cm" svg:height="0.802cm" svg:x="9.844cm" svg:y="2.069cm"><text:p text:style-name="P28"><text:span text:style-name="T19">...</text:span></text:p></draw:rect><draw:rect draw:style-name="gr76" draw:text-style-name="P29" svg:width="0.399cm" svg:height="0.802cm" svg:x="9.445cm" svg:y="2.069cm"><text:p text:style-name="P28"><text:span text:style-name="T19">x</text:span></text:p></draw:rect><draw:rect draw:style-name="gr77" draw:text-style-name="P29" svg:width="0.701cm" svg:height="0.802cm" svg:x="7.145cm" svg:y="2.069cm"><text:p text:style-name="P28"><text:span text:style-name="T19">...</text:span></text:p></draw:rect><draw:rect draw:style-name="gr78" draw:text-style-name="P29" svg:width="0.399cm" svg:height="0.802cm" svg:x="11.446cm" svg:y="0.668cm"><text:p text:style-name="P28"><text:span text:style-name="T19">m</text:span></text:p></draw:rect><draw:rect draw:style-name="gr79" draw:text-style-name="P29" svg:width="0.399cm" svg:height="0.802cm" svg:x="9.146cm" svg:y="0.668cm"><text:p/></draw:rect><draw:rect draw:style-name="gr80" draw:text-style-name="P29" svg:width="0.401cm" svg:height="0.802cm" svg:x="11.045cm" svg:y="0.668cm"><text:p/></draw:rect><draw:rect draw:style-name="gr81" draw:text-style-name="P29" svg:width="0.401cm" svg:height="0.802cm" svg:x="10.645cm" svg:y="0.668cm"><text:p/></draw:rect><draw:rect draw:style-name="gr82" draw:text-style-name="P29" svg:width="0.401cm" svg:height="0.802cm" svg:x="10.245cm" svg:y="0.668cm"><text:p/></draw:rect><draw:rect draw:style-name="gr83" draw:text-style-name="P29" svg:width="0.399cm" svg:height="0.802cm" svg:x="13.046cm" svg:y="0.668cm"><text:p text:style-name="P28"><text:span text:style-name="T19">m</text:span></text:p></draw:rect><draw:rect draw:style-name="gr84" draw:text-style-name="P29" svg:width="0.401cm" svg:height="0.802cm" svg:x="12.645cm" svg:y="0.668cm"><text:p text:style-name="P28"><text:span text:style-name="T19">m</text:span></text:p></draw:rect><draw:rect draw:style-name="gr85" draw:text-style-name="P29" xml:id="id9" draw:id="id9" svg:width="0.401cm" svg:height="0.802cm" svg:x="12.245cm" svg:y="0.668cm"><text:p text:style-name="P28"><text:span text:style-name="T19">...</text:span></text:p></draw:rect><draw:rect draw:style-name="gr86" draw:text-style-name="P29" svg:width="0.401cm" svg:height="0.802cm" svg:x="11.844cm" svg:y="0.668cm"><text:p text:style-name="P28"><text:span text:style-name="T19">m</text:span></text:p></draw:rect><draw:rect draw:style-name="gr87" draw:text-style-name="P29" svg:width="0.701cm" svg:height="0.802cm" svg:x="9.544cm" svg:y="0.668cm"><text:p text:style-name="P28"><text:span text:style-name="T19">...</text:span></text:p></draw:rect><draw:rect draw:style-name="gr88" draw:text-style-name="P29" svg:width="0.401cm" svg:height="0.802cm" svg:x="9.04cm" svg:y="2.063cm"><text:p text:style-name="P28"><text:span text:style-name="T19">x</text:span></text:p></draw:rect><draw:rect draw:style-name="gr89" draw:text-style-name="P29" svg:width="0.401cm" svg:height="0.802cm" svg:x="6.74cm" svg:y="2.063cm"><text:p text:style-name="P28"><text:span text:style-name="T19">x</text:span></text:p></draw:rect><draw:rect draw:style-name="gr90" draw:text-style-name="P29" svg:width="0.401cm" svg:height="0.802cm" svg:x="8.639cm" svg:y="2.063cm"><text:p text:style-name="P28"><text:span text:style-name="T19">x</text:span></text:p></draw:rect><draw:rect draw:style-name="gr91" draw:text-style-name="P29" svg:width="0.399cm" svg:height="0.802cm" svg:x="8.241cm" svg:y="2.063cm"><text:p text:style-name="P28"><text:span text:style-name="T19">x</text:span></text:p></draw:rect><draw:rect draw:style-name="gr92" draw:text-style-name="P29" svg:width="0.401cm" svg:height="0.802cm" svg:x="7.84cm" svg:y="2.063cm"><text:p text:style-name="P28"><text:span text:style-name="T19">x</text:span></text:p></draw:rect><draw:rect draw:style-name="gr93" draw:text-style-name="P29" svg:width="0.401cm" svg:height="0.802cm" svg:x="10.64cm" svg:y="2.063cm"><text:p text:style-name="P28"><text:span text:style-name="T19">x</text:span></text:p></draw:rect><draw:rect draw:style-name="gr94" draw:text-style-name="P29" svg:width="0.401cm" svg:height="0.802cm" svg:x="10.239cm" svg:y="2.063cm"><text:p text:style-name="P28"><text:span text:style-name="T19">x</text:span></text:p></draw:rect><draw:rect draw:style-name="gr95" draw:text-style-name="P29" svg:width="0.399cm" svg:height="0.802cm" svg:x="9.841cm" svg:y="2.063cm"><text:p text:style-name="P28"><text:span text:style-name="T19">...</text:span></text:p></draw:rect><draw:rect draw:style-name="gr96" draw:text-style-name="P29" svg:width="0.401cm" svg:height="0.802cm" svg:x="9.44cm" svg:y="2.063cm"><text:p text:style-name="P28"><text:span text:style-name="T19">x</text:span></text:p></draw:rect><draw:rect draw:style-name="gr97" draw:text-style-name="P29" svg:width="0.701cm" svg:height="0.802cm" svg:x="7.14cm" svg:y="2.063cm"><text:p text:style-name="P28"><text:span text:style-name="T19">...</text:span></text:p></draw:rect><draw:rect draw:style-name="gr98" draw:text-style-name="P29" svg:width="0.401cm" svg:height="0.802cm" svg:x="9.04cm" svg:y="2.063cm"><text:p text:style-name="P28"><text:span text:style-name="T19">m</text:span></text:p></draw:rect><draw:rect draw:style-name="gr99" draw:text-style-name="P29" svg:width="0.401cm" svg:height="0.802cm" svg:x="6.74cm" svg:y="2.063cm"><text:p text:style-name="P28"><text:span text:style-name="T19">x</text:span></text:p></draw:rect><draw:rect draw:style-name="gr100" draw:text-style-name="P29" svg:width="0.401cm" svg:height="0.802cm" svg:x="8.639cm" svg:y="2.063cm"><text:p text:style-name="P28"><text:span text:style-name="T19">x</text:span></text:p></draw:rect><draw:rect draw:style-name="gr101" draw:text-style-name="P29" svg:width="0.399cm" svg:height="0.802cm" svg:x="8.241cm" svg:y="2.063cm"><text:p text:style-name="P28"><text:span text:style-name="T19">x</text:span></text:p></draw:rect><draw:rect draw:style-name="gr102" draw:text-style-name="P29" xml:id="id8" draw:id="id8" svg:width="0.401cm" svg:height="0.802cm" svg:x="7.84cm" svg:y="2.063cm"><text:p text:style-name="P28"><text:span text:style-name="T19">x</text:span></text:p></draw:rect><draw:rect draw:style-name="gr103" draw:text-style-name="P29" svg:width="0.401cm" svg:height="0.802cm" svg:x="10.64cm" svg:y="2.063cm"><text:p text:style-name="P28"><text:span text:style-name="T19">m</text:span></text:p></draw:rect><draw:rect draw:style-name="gr104" draw:text-style-name="P29" svg:width="0.401cm" svg:height="0.802cm" svg:x="10.239cm" svg:y="2.063cm"><text:p text:style-name="P28"><text:span text:style-name="T19">m</text:span></text:p></draw:rect><draw:rect draw:style-name="gr105" draw:text-style-name="P29" xml:id="id10" draw:id="id10" svg:width="0.399cm" svg:height="0.802cm" svg:x="9.841cm" svg:y="2.063cm"><text:p text:style-name="P28"><text:span text:style-name="T19">...</text:span></text:p></draw:rect><draw:rect draw:style-name="gr106" draw:text-style-name="P29" svg:width="0.401cm" svg:height="0.802cm" svg:x="9.44cm" svg:y="2.063cm"><text:p text:style-name="P28"><text:span text:style-name="T19">m</text:span></text:p></draw:rect><draw:rect draw:style-name="gr107" draw:text-style-name="P29" svg:width="0.701cm" svg:height="0.802cm" svg:x="7.14cm" svg:y="2.063cm"><text:p text:style-name="P28"><text:span text:style-name="T19">...</text:span></text:p></draw:rect><draw:frame draw:style-name="gr108" draw:text-style-name="P32" svg:width="1.401cm" svg:height="0.659cm" svg:x="4.145cm" svg:y="0.169cm"><draw:text-box><text:p text:style-name="P31"><text:span text:style-name="T20">Base</text:span></text:p></draw:text-box></draw:frame><draw:frame draw:style-name="gr109" draw:text-style-name="P32" svg:width="1.401cm" svg:height="0.659cm" svg:x="8.945cm" svg:y="0.169cm"><draw:text-box><text:p text:style-name="P31"><text:span text:style-name="T20">Mask</text:span></text:p></draw:text-box></draw:frame><draw:connector draw:style-name="gr110" draw:text-style-name="P30" draw:type="line" svg:x1="6.045cm" svg:y1="1.469cm" svg:x2="8.04cm" svg:y2="2.064cm" draw:start-shape="id7" draw:end-shape="id8" draw:end-glue-point="0" svg:d="m6045 1469 1995 595"><text:p/></draw:connector><draw:connector draw:style-name="gr111" draw:text-style-name="P30" draw:type="line" svg:x1="12.444cm" svg:y1="1.469cm" svg:x2="10.04cm" svg:y2="2.064cm" draw:start-shape="id9" draw:start-glue-point="2" draw:end-shape="id10" draw:end-glue-point="0" svg:d="m12444 1469-2404 595"><text:p/></draw:connector><draw:frame draw:style-name="gr112" draw:text-style-name="P33" svg:width="3.2cm" svg:height="0.74cm" svg:x="7.546cm" svg:y="3.57cm"><draw:text-box><text:p text:style-name="P31"><text:span text:style-name="T19">Range Mask</text:span></text:p></draw:text-box></draw:frame></draw:g><text:change-end text:change-id="ct714917696"/><text:change-start text:change-id="ct714996608"/></text:p>
      <text:p text:style-name="Standard"><draw:g text:anchor-type="paragraph" draw:z-index="11" draw:style-name="gr3"><draw:g draw:style-name="gr4"><draw:rect draw:style-name="gr5" draw:text-style-name="P29" svg:width="0.401cm" svg:height="0.773cm" svg:x="7.544cm" svg:y="1.227cm"><text:p text:style-name="P28"><text:span text:style-name="T19">m</text:span></text:p></draw:rect><draw:rect draw:style-name="gr6" draw:text-style-name="P29" svg:width="0.401cm" svg:height="0.773cm" svg:x="5.244cm" svg:y="1.227cm"><text:p text:style-name="P28"><text:span text:style-name="T19">x</text:span></text:p></draw:rect><draw:rect draw:style-name="gr7" draw:text-style-name="P29" xml:id="id2" draw:id="id2" svg:width="0.401cm" svg:height="0.773cm" svg:x="7.144cm" svg:y="1.227cm"><text:p text:style-name="P28"><text:span text:style-name="T19">x</text:span></text:p></draw:rect><draw:rect draw:style-name="gr8" draw:text-style-name="P29" svg:width="0.401cm" svg:height="0.773cm" svg:x="6.743cm" svg:y="1.227cm"><text:p text:style-name="P28"><text:span text:style-name="T19">x</text:span></text:p></draw:rect><draw:rect draw:style-name="gr9" draw:text-style-name="P29" svg:width="0.399cm" svg:height="0.773cm" svg:x="6.345cm" svg:y="1.227cm"><text:p text:style-name="P28"><text:span text:style-name="T19">x</text:span></text:p></draw:rect><draw:rect draw:style-name="gr10" draw:text-style-name="P29" svg:width="0.401cm" svg:height="0.773cm" svg:x="9.144cm" svg:y="1.227cm"><text:p text:style-name="P28"><text:span text:style-name="T19">m</text:span></text:p></draw:rect><draw:rect draw:style-name="gr11" draw:text-style-name="P29" svg:width="0.401cm" svg:height="0.773cm" svg:x="8.744cm" svg:y="1.227cm"><text:p text:style-name="P28"><text:span text:style-name="T19">m</text:span></text:p></draw:rect><draw:rect draw:style-name="gr12" draw:text-style-name="P29" svg:width="0.401cm" svg:height="0.773cm" svg:x="8.343cm" svg:y="1.227cm"><text:p text:style-name="P28"><text:span text:style-name="T19">...</text:span></text:p></draw:rect><draw:rect draw:style-name="gr13" draw:text-style-name="P29" svg:width="0.399cm" svg:height="0.773cm" svg:x="7.945cm" svg:y="1.227cm"><text:p text:style-name="P28"><text:span text:style-name="T19">m</text:span></text:p></draw:rect><draw:rect draw:style-name="gr14" draw:text-style-name="P29" svg:width="0.701cm" svg:height="0.773cm" svg:x="5.644cm" svg:y="1.227cm"><text:p text:style-name="P28"><text:span text:style-name="T19">...</text:span></text:p></draw:rect><draw:custom-shape draw:style-name="gr15" draw:text-style-name="P30" svg:width="0.29cm" svg:height="2.1cm" draw:transform="rotate (-1.57079632679579) translate (7.44361111111111cm 0.84137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16" draw:text-style-name="P30" svg:width="0.29cm" svg:height="1.8cm" draw:transform="rotate (-1.57079632679579) translate (9.44386111111111cm 0.84137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17" draw:text-style-name="P32" svg:width="2.601cm" svg:height="0.659cm" svg:x="5.743cm" svg:y="0.31cm"><draw:text-box><text:p text:style-name="P31"><text:span text:style-name="T20">Base</text:span></text:p></draw:text-box></draw:frame><draw:frame draw:style-name="gr18" draw:text-style-name="P32" svg:width="2.601cm" svg:height="0.659cm" svg:x="7.945cm" svg:y="0.358cm"><draw:text-box><text:p text:style-name="P31"><text:span text:style-name="T20">Mask</text:span></text:p></draw:text-box></draw:frame><draw:frame draw:style-name="gr19" draw:text-style-name="P32" xml:id="id1" draw:id="id1" svg:width="4.4cm" svg:height="1.064cm" svg:x="7.945cm" svg:y="2.194cm"><draw:text-box><text:p text:style-name="P31"><text:span text:style-name="T20">The sense of the mask bits depend on this bit. <text:s/></text:span></text:p></draw:text-box></draw:frame><draw:connector draw:style-name="gr20" draw:text-style-name="P30" draw:type="curve" svg:x1="7.945cm" svg:y1="2.725cm" svg:x2="7.343cm" svg:y2="2cm" draw:start-shape="id1" draw:start-glue-point="3" draw:end-shape="id2" draw:end-glue-point="2" svg:d="m7945 2725c-403 0-602-241-602-725"><text:p/></draw:connector></draw:g><draw:g draw:style-name="gr4"><draw:rect draw:style-name="gr21" draw:text-style-name="P29" svg:width="0.401cm" svg:height="0.773cm" svg:x="7.544cm" svg:y="4.252cm"><text:p text:style-name="P28"><text:span text:style-name="T19">1</text:span></text:p></draw:rect><draw:rect draw:style-name="gr22" draw:text-style-name="P29" svg:width="0.401cm" svg:height="0.773cm" svg:x="5.244cm" svg:y="4.252cm"><text:p text:style-name="P28"><text:span text:style-name="T19">x</text:span></text:p></draw:rect><draw:rect draw:style-name="gr23" draw:text-style-name="P29" xml:id="id4" draw:id="id4" svg:width="0.401cm" svg:height="0.773cm" svg:x="7.144cm" svg:y="4.252cm"><text:p text:style-name="P28"><text:span text:style-name="T19">0</text:span></text:p></draw:rect><draw:rect draw:style-name="gr24" draw:text-style-name="P29" svg:width="0.401cm" svg:height="0.773cm" svg:x="6.743cm" svg:y="4.252cm"><text:p text:style-name="P28"><text:span text:style-name="T19">x</text:span></text:p></draw:rect><draw:rect draw:style-name="gr25" draw:text-style-name="P29" svg:width="0.399cm" svg:height="0.773cm" svg:x="6.345cm" svg:y="4.252cm"><text:p text:style-name="P28"><text:span text:style-name="T19">x</text:span></text:p></draw:rect><draw:rect draw:style-name="gr26" draw:text-style-name="P29" svg:width="0.401cm" svg:height="0.773cm" svg:x="9.144cm" svg:y="4.252cm"><text:p text:style-name="P28"><text:span text:style-name="T19">1</text:span></text:p></draw:rect><draw:rect draw:style-name="gr27" draw:text-style-name="P29" svg:width="0.401cm" svg:height="0.773cm" svg:x="8.744cm" svg:y="4.252cm"><text:p text:style-name="P28"><text:span text:style-name="T19">1</text:span></text:p></draw:rect><draw:rect draw:style-name="gr28" draw:text-style-name="P29" svg:width="0.401cm" svg:height="0.773cm" svg:x="8.343cm" svg:y="4.252cm"><text:p text:style-name="P28"><text:span text:style-name="T19">...</text:span></text:p></draw:rect><draw:rect draw:style-name="gr29" draw:text-style-name="P29" svg:width="0.399cm" svg:height="0.773cm" svg:x="7.945cm" svg:y="4.252cm"><text:p text:style-name="P28"><text:span text:style-name="T19">1</text:span></text:p></draw:rect><draw:rect draw:style-name="gr30" draw:text-style-name="P29" svg:width="0.701cm" svg:height="0.773cm" svg:x="5.644cm" svg:y="4.252cm"><text:p text:style-name="P28"><text:span text:style-name="T19">...</text:span></text:p></draw:rect><draw:custom-shape draw:style-name="gr31" draw:text-style-name="P30" svg:width="0.29cm" svg:height="2.1cm" draw:transform="rotate (-1.57079632679579) translate (7.44361111111111cm 3.86644444444444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32" draw:text-style-name="P30" svg:width="0.29cm" svg:height="1.8cm" draw:transform="rotate (-1.57079632679579) translate (9.44386111111111cm 3.86644444444444cm)"><text:p/><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33" draw:text-style-name="P32" svg:width="2.601cm" svg:height="0.659cm" svg:x="5.743cm" svg:y="3.335cm"><draw:text-box><text:p text:style-name="P31"><text:span text:style-name="T20">Base</text:span></text:p></draw:text-box></draw:frame><draw:frame draw:style-name="gr34" draw:text-style-name="P32" svg:width="2.601cm" svg:height="0.659cm" svg:x="7.945cm" svg:y="3.383cm"><draw:text-box><text:p text:style-name="P31"><text:span text:style-name="T20">Mask</text:span></text:p></draw:text-box></draw:frame><draw:frame draw:style-name="gr35" draw:text-style-name="P32" xml:id="id3" draw:id="id3" svg:width="4.4cm" svg:height="1.47cm" svg:x="7.945cm" svg:y="5.219cm"><draw:text-box><text:p text:style-name="P31"><text:span text:style-name="T20">If the lowest base bit is a 0, then mask bits are 1s. <text:s/></text:span></text:p></draw:text-box></draw:frame><draw:connector draw:style-name="gr36" draw:text-style-name="P30" draw:type="curve" svg:x1="7.945cm" svg:y1="5.953cm" svg:x2="7.343cm" svg:y2="5.025cm" draw:start-shape="id3" draw:start-glue-point="3" draw:end-shape="id4" draw:end-glue-point="2" svg:d="m7945 5953c-403 0-602-309-602-928"><text:p/></draw:connector></draw:g><draw:g draw:style-name="gr4"><draw:rect draw:style-name="gr37" draw:text-style-name="P29" svg:width="0.401cm" svg:height="0.773cm" svg:x="7.544cm" svg:y="7.276cm"><text:p text:style-name="P28"><text:span text:style-name="T19">0</text:span></text:p></draw:rect><draw:rect draw:style-name="gr38" draw:text-style-name="P29" svg:width="0.401cm" svg:height="0.773cm" svg:x="5.244cm" svg:y="7.276cm"><text:p text:style-name="P28"><text:span text:style-name="T19">x</text:span></text:p></draw:rect><draw:rect draw:style-name="gr39" draw:text-style-name="P29" xml:id="id6" draw:id="id6" svg:width="0.401cm" svg:height="0.773cm" svg:x="7.144cm" svg:y="7.276cm"><text:p text:style-name="P28"><text:span text:style-name="T19">1</text:span></text:p></draw:rect><draw:rect draw:style-name="gr40" draw:text-style-name="P29" svg:width="0.401cm" svg:height="0.773cm" svg:x="6.743cm" svg:y="7.276cm"><text:p text:style-name="P28"><text:span text:style-name="T19">x</text:span></text:p></draw:rect><draw:rect draw:style-name="gr41" draw:text-style-name="P29" svg:width="0.399cm" svg:height="0.773cm" svg:x="6.345cm" svg:y="7.276cm"><text:p text:style-name="P28"><text:span text:style-name="T19">x</text:span></text:p></draw:rect><draw:rect draw:style-name="gr42" draw:text-style-name="P29" svg:width="0.401cm" svg:height="0.773cm" svg:x="9.144cm" svg:y="7.276cm"><text:p text:style-name="P28"><text:span text:style-name="T19">0</text:span></text:p></draw:rect><draw:rect draw:style-name="gr43" draw:text-style-name="P29" svg:width="0.401cm" svg:height="0.773cm" svg:x="8.744cm" svg:y="7.276cm"><text:p text:style-name="P28"><text:span text:style-name="T19">0</text:span></text:p></draw:rect><draw:rect draw:style-name="gr44" draw:text-style-name="P29" svg:width="0.401cm" svg:height="0.773cm" svg:x="8.343cm" svg:y="7.276cm"><text:p text:style-name="P28"><text:span text:style-name="T19">...</text:span></text:p></draw:rect><draw:rect draw:style-name="gr45" draw:text-style-name="P29" svg:width="0.399cm" svg:height="0.773cm" svg:x="7.945cm" svg:y="7.276cm"><text:p text:style-name="P28"><text:span text:style-name="T19">0</text:span></text:p></draw:rect><draw:rect draw:style-name="gr46" draw:text-style-name="P29" svg:width="0.701cm" svg:height="0.773cm" svg:x="5.644cm" svg:y="7.276cm"><text:p text:style-name="P28"><text:span text:style-name="T19">...</text:span></text:p></draw:rect><draw:custom-shape draw:style-name="gr47" draw:text-style-name="P30" svg:width="0.29cm" svg:height="2.1cm" draw:transform="rotate (-1.57079632679579) translate (7.39951388888889cm 6.93208333333333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draw:style-name="gr48" draw:text-style-name="P30" svg:width="0.29cm" svg:height="1.8cm" draw:transform="rotate (-1.57079632679579) translate (9.44386111111111cm 6.8887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draw:style-name="gr49" draw:text-style-name="P32" svg:width="1.502cm" svg:height="0.659cm" svg:x="5.743cm" svg:y="6.358cm"><draw:text-box><text:p text:style-name="P31"><text:span text:style-name="T20">Base</text:span></text:p></draw:text-box></draw:frame><draw:frame draw:style-name="gr50" draw:text-style-name="P32" svg:width="1.5cm" svg:height="0.659cm" svg:x="7.945cm" svg:y="6.406cm"><draw:text-box><text:p text:style-name="P31"><text:span text:style-name="T20">Mask</text:span></text:p></draw:text-box></draw:frame><draw:frame draw:style-name="gr51" draw:text-style-name="P32" xml:id="id5" draw:id="id5" svg:width="4.4cm" svg:height="1.47cm" svg:x="7.945cm" svg:y="8.242cm"><draw:text-box><text:p text:style-name="P31"><text:span text:style-name="T20">If the lowest base bit is a 1, then mask bits are 0s. <text:s/></text:span></text:p></draw:text-box></draw:frame><draw:connector draw:style-name="gr52" draw:text-style-name="P30" draw:type="curve" svg:x1="7.945cm" svg:y1="8.975cm" svg:x2="7.343cm" svg:y2="8.048cm" draw:start-shape="id5" draw:start-glue-point="3" draw:end-shape="id6" draw:end-glue-point="2" svg:d="m7945 8975c-403 0-602-308-602-927"><text:p/></draw:connector></draw:g></draw:g><text:soft-page-break/>Ran<text:change-end text:change-id="ct714996608"/><text:change-start text:change-id="ct714920224"/>ges can only be specified in powers of 2, ie they<text:change-end text:change-id="ct714920224"/><text:change-start text:change-id="ct715005520"/> can specify ranges of 2, 4, 8, <text:span text:style-name="T2">… .Therefore</text:span><text:change-end text:change-id="ct715005520"/><text:change-start text:change-id="ct715006160"/><text:span text:style-name="T2">, if a range of n is required, then the next larger power of two is used. <text:s/></text:span><text:change-end text:change-id="ct715006160"/><text:change-start text:change-id="ct714679072"/><text:span text:style-name="T2">Ranges should not be over specified, and this specified in the standard. <text:s/></text:span></text:p>
      <text:p text:style-name="P13">Encoding a range is done by determining how many values are required, choosing the next higher power of two, choosing a base value, and the mask, and combining the two, inverting the mask if necessary. <text:s/>For example, a range 0x1234xx would require a mask of the form 0x0000FF, and the combined form would be 0x1234FF. <text:s/>A range of 0x1235xx would also require a mask of 0x0000FF, but the combined form would be 0x123500, since the mask is inverted. <text:s/></text:p>
      <text:p text:style-name="Standard"><text:span text:style-name="T2">Decoding a range involves indentifying the mask as lowest contiguous bits of the </text:span><text:change-end text:change-id="ct714679072"/><text:change-start text:change-id="ct714747168"/><text:span text:style-name="T2">same value as the lowest bit. <text:s/>The base value is the remaining high order bits. <text:s/></text:span><text:change-end text:change-id="ct714747168"/><text:change-start text:change-id="ct715005376"/><text:span text:style-name="T2">For example, the combined form 0x987650 would yield a mask of 0x</text:span><text:change-end text:change-id="ct715005376"/><text:change-start text:change-id="ct715005680"/><text:span text:style-name="T2">00000F and a base of 0x98765, whereas 0x98764F would yield a mask of 0x00</text:span><text:change-end text:change-id="ct715005680"/><text:change-start text:change-id="ct714748448"/><text:span text:style-name="T2">000F (inverted) and a base of 0x987640. <text:s/></text:span><text:change-end text:change-id="ct714748448"/><text:change-start text:change-id="ct715013008"/><text:span text:style-name="T2"><office:annotation><dc:creator>David Harris</dc:creator><dc:date>2013-01-26T00:26:03</dc:date><text:p text:style-name="P25"><text:span text:style-name="T17">I rewrote this part. <text:s/>Is this clearer than the equivalent in italics? <text:s/>The table should stay, I think. <text:s/></text:span></text:p></office:annotation></text:span><text:change-end text:change-id="ct715013008"/></text:p>
      <text:p text:style-name="P10"><text:change-start text:change-id="ct714748272"/></text:p>
      <text:p text:style-name="P10"><text:change-end text:change-id="ct714748272"/>The range mask is implemented as a combined base value and mask, where the mask bits are the lowest n bits of the same value as <text:span text:style-name="T2">the</text:span> lowest bit. <text:s/>For example, the event-mask 0xABCD0000 would form the range 0xABCD0000-ABCDFFFF, since the lowest bit is a “0”and the mask bits extends to the first “1” bit, in this case the the <text:s/>low bit of <text:span text:style-name="T2">the</text:span> 'D' hex-digit. <text:s/>Similarly, the <text:span text:style-name="T2">event-mask 0xFEDCBFFF would form the range 0xFEDC8000-FEDCBFFF, since the low-bit is a “1”, and lowest “0” bit is in the 0xB = 0b1011, and at the third bit position. <text:s text:c="3"/></text:span><text:s text:c="2"/>The smallest ranges are specified by 0xyyyyyyyE, which specifies a range of 0xyyyyyyyE-0xyyyyyyyF, and 0xyyyyyyyD <text:span text:style-name="T2">which</text:span> specifies 0xyyyyyyyC-0xyyyyyyyF. <text:s text:c="2"/>0X00000001 gives 0x00000000-0x00000001, and 0x00000002 gives 0x00000000-0x00000002, <text:change-start text:change-id="ct714747408"/>and <text:change-end text:change-id="ct714747408"/>0x00000003 gives 0x00000000-0x00000003<text:change-start text:change-id="ct714747616"/>. <text:s/><text:change-end text:change-id="ct714747616"/></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5">Event-Mask</text:p>
          </table:table-cell>
          <table:table-cell table:style-name="Table2.A1" office:value-type="string">
            <text:p text:style-name="P15">Effective Mask</text:p>
          </table:table-cell>
          <table:table-cell table:style-name="Table2.A1" office:value-type="string">
            <text:p text:style-name="P15">Bits</text:p>
          </table:table-cell>
          <table:table-cell table:style-name="Table2.A1" office:value-type="string">
            <text:p text:style-name="P15">#</text:p>
          </table:table-cell>
          <table:table-cell table:style-name="Table2.E1" office:value-type="string">
            <text:p text:style-name="P15">Resulting Range</text:p>
          </table:table-cell>
        </table:table-row>
        <text:soft-page-break/>
        <table:table-row table:style-name="Table2.1">
          <table:table-cell table:style-name="Table2.A2" office:value-type="string">
            <text:p text:style-name="P16">0x00000001</text:p>
          </table:table-cell>
          <table:table-cell table:style-name="Table2.A2" office:value-type="string">
            <text:p text:style-name="P16">0xFFFFFFFE</text:p>
          </table:table-cell>
          <table:table-cell table:style-name="Table2.C2" office:value-type="float" office:value="1">
            <text:p text:style-name="P16">1</text:p>
          </table:table-cell>
          <table:table-cell table:style-name="Table2.C2" office:value-type="float" office:value="2">
            <text:p text:style-name="P16">2</text:p>
          </table:table-cell>
          <table:table-cell table:style-name="Table2.E2" office:value-type="string">
            <text:p text:style-name="P16">0x00000000-0x00000001</text:p>
          </table:table-cell>
        </table:table-row>
        <table:table-row table:style-name="Table2.1">
          <table:table-cell table:style-name="Table2.A2" office:value-type="string">
            <text:p text:style-name="P16">0x00000002</text:p>
          </table:table-cell>
          <table:table-cell table:style-name="Table2.A2" office:value-type="string">
            <text:p text:style-name="P16">0xFFFFFFFE</text:p>
          </table:table-cell>
          <table:table-cell table:style-name="Table2.C2" office:value-type="float" office:value="1">
            <text:p text:style-name="P16">1</text:p>
          </table:table-cell>
          <table:table-cell table:style-name="Table2.C2" office:value-type="float" office:value="2">
            <text:p text:style-name="P16">2</text:p>
          </table:table-cell>
          <table:table-cell table:style-name="Table2.E2" office:value-type="string">
            <text:p text:style-name="P16">0x00000002-0x00000003</text:p>
          </table:table-cell>
        </table:table-row>
        <table:table-row table:style-name="Table2.1">
          <table:table-cell table:style-name="Table2.A2" office:value-type="string">
            <text:p text:style-name="P16">0x00000003</text:p>
          </table:table-cell>
          <table:table-cell table:style-name="Table2.A2" office:value-type="string">
            <text:p text:style-name="P16">0xFFFFFFFC</text:p>
          </table:table-cell>
          <table:table-cell table:style-name="Table2.C2" office:value-type="float" office:value="2">
            <text:p text:style-name="P16">2</text:p>
          </table:table-cell>
          <table:table-cell table:style-name="Table2.C2" office:value-type="float" office:value="4">
            <text:p text:style-name="P16">4</text:p>
          </table:table-cell>
          <table:table-cell table:style-name="Table2.E2" office:value-type="string">
            <text:p text:style-name="P16">0x00000000-0x00000003</text:p>
          </table:table-cell>
        </table:table-row>
        <table:table-row table:style-name="Table2.1">
          <table:table-cell table:style-name="Table2.A2" office:value-type="string">
            <text:p text:style-name="P16">0x00000004</text:p>
          </table:table-cell>
          <table:table-cell table:style-name="Table2.A2" office:value-type="string">
            <text:p text:style-name="P16">0xFFFFFFFC</text:p>
          </table:table-cell>
          <table:table-cell table:style-name="Table2.C2" office:value-type="float" office:value="2">
            <text:p text:style-name="P16">2</text:p>
          </table:table-cell>
          <table:table-cell table:style-name="Table2.C2" office:value-type="float" office:value="4">
            <text:p text:style-name="P16">4</text:p>
          </table:table-cell>
          <table:table-cell table:style-name="Table2.E2" office:value-type="string">
            <text:p text:style-name="P16">0x00000004-0x00000007</text:p>
          </table:table-cell>
        </table:table-row>
        <table:table-row table:style-name="Table2.1">
          <table:table-cell table:style-name="Table2.A2" office:value-type="string">
            <text:p text:style-name="P16">0x00000005</text:p>
          </table:table-cell>
          <table:table-cell table:style-name="Table2.A2" office:value-type="string">
            <text:p text:style-name="P16">0xFFFFFFFE</text:p>
          </table:table-cell>
          <table:table-cell table:style-name="Table2.C2" office:value-type="float" office:value="2">
            <text:p text:style-name="P16">2</text:p>
          </table:table-cell>
          <table:table-cell table:style-name="Table2.C2" office:value-type="float" office:value="4">
            <text:p text:style-name="P16">4</text:p>
          </table:table-cell>
          <table:table-cell table:style-name="Table2.E2" office:value-type="string">
            <text:p text:style-name="P16">0x00000004-0x00000005</text:p>
          </table:table-cell>
        </table:table-row>
        <table:table-row table:style-name="Table2.1">
          <table:table-cell table:style-name="Table2.A2" office:value-type="string">
            <text:p text:style-name="P16">0x00ABCDEF</text:p>
          </table:table-cell>
          <table:table-cell table:style-name="Table2.A2" office:value-type="string">
            <text:p text:style-name="P16">0xFFFFFFF0</text:p>
          </table:table-cell>
          <table:table-cell table:style-name="Table2.C2" office:value-type="float" office:value="4">
            <text:p text:style-name="P16">4</text:p>
          </table:table-cell>
          <table:table-cell table:style-name="Table2.C2" office:value-type="float" office:value="16">
            <text:p text:style-name="P16">16</text:p>
          </table:table-cell>
          <table:table-cell table:style-name="Table2.E2" office:value-type="string">
            <text:p text:style-name="P16">0x00ABCDE0-0x00ABCDEF</text:p>
          </table:table-cell>
        </table:table-row>
        <table:table-row table:style-name="Table2.1">
          <table:table-cell table:style-name="Table2.A2" office:value-type="string">
            <text:p text:style-name="P16">0x00ABCDF0</text:p>
          </table:table-cell>
          <table:table-cell table:style-name="Table2.A2" office:value-type="string">
            <text:p text:style-name="P16">0xFFFFFFF0</text:p>
          </table:table-cell>
          <table:table-cell table:style-name="Table2.C2" office:value-type="float" office:value="4">
            <text:p text:style-name="P16">4</text:p>
          </table:table-cell>
          <table:table-cell table:style-name="Table2.C2" office:value-type="float" office:value="16">
            <text:p text:style-name="P16">16</text:p>
          </table:table-cell>
          <table:table-cell table:style-name="Table2.E2" office:value-type="string">
            <text:p text:style-name="P16">0x00ABCDF0-0x00ABCDFF</text:p>
          </table:table-cell>
        </table:table-row>
        <table:table-row table:style-name="Table2.1">
          <table:table-cell table:style-name="Table2.A2" office:value-type="string">
            <text:p text:style-name="P16">0x00ABCDE0</text:p>
          </table:table-cell>
          <table:table-cell table:style-name="Table2.A2" office:value-type="string">
            <text:p text:style-name="P16">0xFFFFFFE0</text:p>
          </table:table-cell>
          <table:table-cell table:style-name="Table2.C2" office:value-type="float" office:value="5">
            <text:p text:style-name="P16">5</text:p>
          </table:table-cell>
          <table:table-cell table:style-name="Table2.C2" office:value-type="float" office:value="32">
            <text:p text:style-name="P16">32</text:p>
          </table:table-cell>
          <table:table-cell table:style-name="Table2.E2" office:value-type="string">
            <text:p text:style-name="P16">0x00ABCDE0-0x00ABCDFF</text:p>
          </table:table-cell>
        </table:table-row>
        <table:table-row table:style-name="Table2.1">
          <table:table-cell table:style-name="Table2.A2" office:value-type="string">
            <text:p text:style-name="P16">0x0000FFFF</text:p>
          </table:table-cell>
          <table:table-cell table:style-name="Table2.A2" office:value-type="string">
            <text:p text:style-name="P16">0xFFFF0000</text:p>
          </table:table-cell>
          <table:table-cell table:style-name="Table2.C2" office:value-type="float" office:value="16">
            <text:p text:style-name="P16">16</text:p>
          </table:table-cell>
          <table:table-cell table:style-name="Table2.A2" office:value-type="string">
            <text:p text:style-name="P16">65k</text:p>
          </table:table-cell>
          <table:table-cell table:style-name="Table2.E2" office:value-type="string">
            <text:p text:style-name="P16">0x00000000-0x0000FFFF</text:p>
          </table:table-cell>
        </table:table-row>
        <table:table-row table:style-name="Table2.1">
          <table:table-cell table:style-name="Table2.A2" office:value-type="string">
            <text:p text:style-name="P16">0xABCD0000</text:p>
          </table:table-cell>
          <table:table-cell table:style-name="Table2.A2" office:value-type="string">
            <text:p text:style-name="P16">0xFFFF0000</text:p>
          </table:table-cell>
          <table:table-cell table:style-name="Table2.C2" office:value-type="float" office:value="16">
            <text:p text:style-name="P16">16</text:p>
          </table:table-cell>
          <table:table-cell table:style-name="Table2.A2" office:value-type="string">
            <text:p text:style-name="P16">65k</text:p>
          </table:table-cell>
          <table:table-cell table:style-name="Table2.E2" office:value-type="string">
            <text:p text:style-name="P16">0xABCD0000-0xABCDFF</text:p>
            <text:p text:style-name="P16"><text:span text:style-name="T16">Example of fast clock.</text:span>FF</text:p>
          </table:table-cell>
        </table:table-row>
        <table:table-row table:style-name="Table2.1">
          <table:table-cell table:style-name="Table2.A2" office:value-type="string">
            <text:p text:style-name="P16">0xFFFF0000</text:p>
          </table:table-cell>
          <table:table-cell table:style-name="Table2.A2" office:value-type="string">
            <text:p text:style-name="P16">0xFFFF0000</text:p>
          </table:table-cell>
          <table:table-cell table:style-name="Table2.C2" office:value-type="float" office:value="16">
            <text:p text:style-name="P16">16</text:p>
          </table:table-cell>
          <table:table-cell table:style-name="Table2.A2" office:value-type="string">
            <text:p text:style-name="P16">65k</text:p>
          </table:table-cell>
          <table:table-cell table:style-name="Table2.E2" office:value-type="string">
            <text:p text:style-name="P16">0xFFFF0000-0xFFFFFFFF</text:p>
          </table:table-cell>
        </table:table-row>
      </table:table>
      <text:p text:style-name="P10"/>
      <text:p text:style-name="P11"/>
      <text:h text:style-name="Heading_20_3" text:outline-level="3">Producer/Consumer Event Report (PCER)</text:h>
      <text:p text:style-name="Standard">This message transports an Event-number from a producer node(s) to zero or more unspecified consumer nodes. <text:s/>It<text:change text:change-id="ct715010944"/><text:change-start text:change-id="ct714685632"/> <text:change-end text:change-id="ct714685632"/><text:change-start text:change-id="ct715009264"/>i<text:change-end text:change-id="ct715009264"/>s the backbone of the protocol, and forms most of the expected traffic.</text:p>
      <text:p text:style-name="Standard">The source node ID allows identification of which node sent the event. This can be used for diagnostic and status purposes, but nodes must act on the event without regard to where it came from.</text:p>
      <text:h text:style-name="Heading_20_3" text:outline-level="3">Identify Consumer </text:h>
      <text:p text:style-name="Standard">This message is broadcast and requests every node to report if they consume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2">want</text:span> to determine the correct value of the distributed state. Producers can, but don't always, <text:span text:style-name="T2">know</text:span> that state. <text:s/>For example, consider “On” and “Off” events for a light. <text:s/>There might be two producers attached to 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2">the</text:span> state. <text:s/>The lamp controller that consumes the “On” and “Off” probably <text:span text:style-name="T2">knows whether it</text:span><text:change text:change-id="ct714732848"/><text:change-start text:change-id="ct715009136"/><text:span text:style-name="T2"> i</text:span><text:change-end text:change-id="ct715009136"/><text:span text:style-name="T2">s currently providing power to the lamp, and so can reply with valid for one event and invalid for the other.</text:span></text:p>
      <text:h text:style-name="Heading_20_3" text:outline-level="3"><text:soft-page-break/>Consumer Range Identified</text:h>
      <text:p text:style-name="P11">This message broadcasts, in response to a received Identify Consumer message, from each node that consumes event is <text:span text:style-name="T2">in the range specified by the </text:span>included event-ID-with-mask. <text:s/>This is one of the messages that allows bridges to do automatic routing of event messages. <text:s text:c="4"/></text:p>
      <text:p text:style-name="P11">The 50% is to allow rounding up to the enclosing bit, but no further. <text:s/><office:annotation><dc:creator>Bob Jacobsen</dc:creator><dc:date>2013-01-23T07:36:11</dc:date><text:p text:style-name="P25"><text:span text:style-name="T17">DPH asked: [?what is this referring to?] It refers to the requirement that nodes not send a Consumer Range Identified unless they're consuming at least 50% of that range.</text:span></text:p></office:annotation></text:p>
      <text:h text:style-name="Heading_20_3" text:outline-level="3">Identify Producer </text:h>
      <text:p text:style-name="Standard">This message is broadcast and requests every node to report whether they produce this Event ID. <text:s/></text:p>
      <text:h text:style-name="Heading_20_3" text:outline-level="3">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h text:style-name="Heading_20_3" text:outline-level="3">Producer Range Identified</text:h>
      <text:p text:style-name="P11">The 50% is to allow rounding up to the enclosing bit, but no further.</text:p>
      <text:p text:style-name="Standard">An example of a producer range would be a fast clock node that sends a range of events to indicate the time. Since <text:span text:style-name="T2">there</text:span> are 24*60*60 = 86,400 seconds in a day, it needs a range containing 86,400 events. <text:s/>That could be expressed in 17 bits, so if the range was to start with an Event ID of 0x12.34.56.78.00.00.00.00, the range could be expressed as <text:s/>0x12.34.56.78.00.01.FF.FF <text:s/>using 1 bits to represent the mask. <text:s/>If the range had to start at <text:s/>0x12.34.56.78.FF.FE.00.00 for some reason, 1 bits would not properly represent the mask because <text:s/>0x12.34.56.78.FF.FF.FF.FF is actually a different range. Using a 0 bit for the mask would work, giving <text:s/>0x12.34.56.78.FF.FE.00.00 as the representation.</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Two forms of identify events; recommendation on uses for global form</text:p>
      <text:p text:style-name="Standard">In some cases, the node may want to query a specific node as to whether id produces that event, in these case the directed form is appropriate. <text:s/>In other cases, the node producing the Identify Event will not know if any node uses that event, and therefore the global form is the more appropriate choice. <text:s/>Be aware that since this latter form is transmitted throughout the network, it can be relatively expensive in terms of bandwidth. <text:s/></text:p>
      <text:h text:style-name="Heading_20_2" text:outline-level="2">States</text:h>
      <text:p text:style-name="Standard">After the IC message is sent, but before any <text:s/>Producer/Consumer Event Report messages are sent, each node must identify all events produced or consumed <text:s/>via zero or more Identify Consumers, Identify Consumed Range, Identify Producers and Identify Consumed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text:soft-page-break/>You can send identify/identified messages for automatically-routed Event IDs. <text:s/>Identify Producer/Consumer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text:s/>is reset by <text:s/>the Initialization Complete message, and not by any <text:s/>lower level link (CAN or other) state machine.</text:p>
      <text:p text:style-name="Standard">Delay in sending the PI/PRI or CI/CRI messages after IC is OK, but there's no delivery guarantee for <text:span text:style-name="T2">this</text:span> node's events until those have been sent. <text:s/></text:p>
      <text:p text:style-name="Standard">When a node changes the events it manages, it still needs to emit the PI/PRI and/or CI/CRI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C again says that all events are not interesting, though). <text:s/>This could be added, but it<text:change-start text:change-id="ct715012096"/> i<text:change-end text:change-id="ct715012096"/><text:change text:change-id="ct714733040"/>s much harder for gateways to decide that an Event ID is not interesting than that it is interesting, because they have to keep a list of all the node IDs that are interested,and back that off. <text:s/>Better to just let <text:s/>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7774789943431735357" text:style-name="L2">
        <text:list-item>
          <text:p text:style-name="P21">When the node is first initialized, after <text:s/>the <text:change-start text:change-id="ct715026096"/>“<text:change-end text:change-id="ct715026096"/><text:change text:change-id="ct715024992"/>Initialization Complete<text:change-start text:change-id="ct715026192"/>”<text:change-end text:change-id="ct715026192"/><text:change text:change-id="ct715024752"/> message has been sent.</text:p>
        </text:list-item>
        <text:list-item>
          <text:p text:style-name="P21">When a configuration change has added another Event ID that can be produced or consumed.</text:p>
        </text:list-item>
      </text:list>
      <text:p text:style-name="Standard">To announce new Event IDs, the node must transmit a Producer Identified message for each P/C Event ID it can newly produce, and a Consumer Identified message for each P/C Event ID that it can newly consume. <text:s/></text:p>
      <text:h text:style-name="Heading_20_3" text:outline-level="3">Event Transfer</text:h>
      <text:p text:style-name="Standard">The last sentence is the key to gateway traffic reduction. See below.</text:p>
      <text:h text:style-name="Heading_20_3" text:outline-level="3">Event Enquiry</text:h>
      <text:p text:style-name="Standard">Two forms of identify events; recommendation on uses for global form. This can be a huge load, and should only be used when needed. <text:s/></text:p>
      <text:p text:style-name="Standard">The two forms of this message are sent to request that <text:span text:style-name="T2">the</text:span> specified nodes report all the events they produce or consume. <text:s/>These reports can be ether Identified messages specifying individual Event IDs or ranges of events. <text:s/>One form is an unaddressed message sent globally to all nodes, and the other is an addressed message to a specific node.</text:p>
      <text:p text:style-name="Standard">It is useful to be able to rapidly determine which, if any, P/C Event IDs that a particular node is listening for and that it can emit.</text:p>
      <text:p text:style-name="Standard">This can be used as a configuration diagnostic.</text:p>
      <text:p text:style-name="Standard"><text:soft-page-break/>To determine which P/C Event IDs can be send by a particular node, the inquiring node sends an Identify Events message addressed to the target node.</text:p>
      <text:p text:style-name="Standard">The node must reply with a Producer Identified message for each P/C Event ID it can produce, and a Consumer Identified message for each P/C Event ID for which it is listening.</text:p>
      <text:h text:style-name="Heading_20_3" text:outline-level="3">Producer Enquiry</text:h>
      <text:p text:style-name="Standard">It is useful to be able to determine which, if any, nodes are configured to possibly emit a specific P/C Event ID message and their current state.</text:p>
      <text:p text:style-name="Standard">This can be used as a configuration diagnostic, and as a way of building filtering and routing tables.</text:p>
      <text:p text:style-name="Standard">To determine which nodes can send a particular P/C Event ID, a node sends an Identify Producers message carrying the desired P/C Event ID. This is an unaddressed message addressed to all nodes.</text:p>
      <text:p text:style-name="Standard">All nodes that are listening for that P/C Event ID reply with a Producer Identified broadcast message.</text:p>
      <text:p text:style-name="Standard">The <text:change-start text:change-id="ct715026432"/>“<text:change-end text:change-id="ct715026432"/><text:change text:change-id="ct487648016"/>valid<text:change-start text:change-id="ct714726272"/>”<text:change-end text:change-id="ct714726272"/><text:change text:change-id="ct715029056"/> bit indicates that the node's internal condition is consistent with sending this P/C Event ID. For example, assume a node sends P/C Event ID 2 when the input goes active and P/C Event ID 4 when the input goes inactive. Then if the input was active and the node was asked about P/C Event ID 2, it would reply <text:change-start text:change-id="ct715026288"/>“<text:change-end text:change-id="ct715026288"/><text:change text:change-id="ct715026528"/>valid<text:change-start text:change-id="ct715029152"/>”<text:change-end text:change-id="ct715029152"/><text:change text:change-id="ct714723968"/>; if asked about P/C Event ID 4, it would reply <text:change-start text:change-id="ct714724080"/>“<text:change-end text:change-id="ct714724080"/><text:change text:change-id="ct715029248"/>not valid<text:change-start text:change-id="ct714723664"/>”<text:change-end text:change-id="ct714723664"/><text:change text:change-id="ct714720512"/>. Depending on the node's structure, it might not always be possible to set the <text:change-start text:change-id="ct714720608"/>“<text:change-end text:change-id="ct714720608"/><text:change text:change-id="ct715029344"/>valid<text:change-start text:change-id="ct714720800"/>”<text:change-end text:change-id="ct714720800"/><text:change text:change-id="ct715029440"/> bit with certainty, in which case the <text:change-start text:change-id="ct714723504"/>“<text:change-end text:change-id="ct714723504"/><text:change text:change-id="ct715029536"/>unknown<text:change-start text:change-id="ct715029632"/>”<text:change-end text:change-id="ct715029632"/><text:change text:change-id="ct715030464"/> bit must be set.</text:p>
      <text:p text:style-name="Standard">You can query a state when you come up with the request-id message. Conflicting states can happen, and have to be addressed. You might also want to enquire of the consumers if you don't get a definitive answer from the producers.</text:p>
      <text:p text:style-name="Standard">In regard to valid/invalid/unknown, it is <text:s/>always possible to send only unknown, or to ignore the three sub-forms, but a lot of capability is then lost. <text:s/></text:p>
      <text:h text:style-name="Heading_20_3" text:outline-level="3">Consumer Enquiry</text:h>
      <text:p text:style-name="Standard">It is useful to be able to determine which, if any, nodes are listening for a specific P/C Event ID message.</text:p>
      <text:p text:style-name="Standard">This can be used as a configuration diagnostic, and as a way of building routing tables.</text:p>
      <text:p text:style-name="Standard">To determine which nodes are listening for a particular P/C Event ID, a node sends an Identify Consumers message carrying the desired P/C Event ID. This is an unaddressed message processed by all nodes.</text:p>
      <text:p text:style-name="Standard">All nodes that are listening for that P/C Event ID reply with a Consumer Identified broadcast message.</text:p>
      <text:p text:style-name="Standard">The <text:change-start text:change-id="ct715029920"/>“<text:change-end text:change-id="ct715029920"/><text:change text:change-id="ct715030016"/>valid<text:change-start text:change-id="ct714729040"/>”<text:change-end text:change-id="ct714729040"/><text:change text:change-id="ct246608624"/> bit indicates that the node is currently in the state it would be if this message had been received last. For example, assume a node sets its output active for P/C Event ID 2, and inactive for a P/C Event ID 4. Then if the output was active and the node was asked about P/C Event ID 2, it would reply "valid"; if asked about P/C Event ID 4, it would reply "not valid". Depending on the node's structure, it might not always be possible to set the <text:change-start text:change-id="ct715030864"/>“<text:change-end text:change-id="ct715030864"/><text:change text:change-id="ct714729440"/>valid<text:change text:change-id="ct714729536"/><text:change-start text:change-id="ct715030960"/>”<text:change-end text:change-id="ct715030960"/> bit with certainty, in which case the <text:change-start text:change-id="ct246608240"/>“<text:change-end text:change-id="ct246608240"/><text:change text:change-id="ct246607936"/>unknown<text:change-start text:change-id="ct246608032"/>”<text:change-end text:change-id="ct246608032"/><text:change text:change-id="ct715031056"/> bit must be set.</text:p>
      <text:h text:style-name="Heading_20_1" text:outline-level="1"><text:soft-page-break/>Background information </text:h>
      <text:p text:style-name="Standard">This section is general information of interest to the reader, implementers, etc.</text:p>
      <text:p text:style-name="Standard">Performance &amp; loading at node startup, layout startup particularly on CAN. Numbers and simulations.</text:p>
      <text:p text:style-name="Standard">The distributed-state model of a layout. <text:s/>“Events” broadcast state transitions, which individual producers and consumers use to change their knowledge of the distributed state. <text:s/></text:p>
      <text:p text:style-name="Standard">Include some examples and figures from <text:a xlink:type="simple" xlink:href="http://openlcb.org/trunk/documents/notes/ProducerConsumerModel.html">http://openlcb.org/trunk/documents/notes/ProducerConsumerModel.html</text:a> ?</text:p>
      <text:h text:style-name="Heading_20_2" text:outline-level="2">Gateways</text:h>
      <text:p text:style-name="Standard">Gateways can route PCERs only to segments with nodes expressing interest by processing the other event messages.</text:p>
      <text:p text:style-name="Standard">The automatically-routed event range has to be routed. This can be done by making a permanent entry in routing tables, or any other implementation method.</text:p>
      <text:p text:style-name="Standard">Merge the example in http://openlcb.org/trunk/documents/examples/CAN-TCP-CAN-TCP-example.html</text:p>
      <text:h text:style-name="Heading_20_2" text:outline-level="2">Implementation hints</text:h>
      <text:p text:style-name="Standard">Buffering issues, particularly on CAN: a node has to be able to keep up with PCER messages that can arrive about every millisecond (125000 bps / 120 bits per message) </text:p>
      <text:list xml:id="list7112958610121647806" text:style-name="L3">
        <text:list-item>
          <text:p text:style-name="P22">Don't <text:s/>do long linear searches to match an incoming Event ID to internal structures.</text:p>
        </text:list-item>
        <text:list-item>
          <text:p text:style-name="P22">Instead, consider just decoding the Event ID and setting a “process as available” bit, and then doing further work outside the CAN receive loop. </text:p>
        </text:list-item>
      </text:list>
      <text:p text:style-name="Standard">There is no requirement that events be processed in any particular order. Multiple PCER messages with the same Event ID may result in multiple actions inside a consumer, or may not, depending on the details of the consumer. <text:change-start text:change-id="ct715039808"/>There's a whole range of ways that events could be handled. <text:s/>A consumer might always handle them in the order received, and with the inter-event time intervals as received, down to the microsecond. <text:s/>Or it might do them in-order on a time-available basis, and generally be able to do them in 50 milliseconds. <text:s/>Or it might do them in the order that lets it get done fastest. <text:s/>Or whatever.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text:change-end text:change-id="ct715039808"/><text:change-start text:change-id="ct715039664"/> Node manufacturers should certainly specify the performance of their nodes. <text:s/>More knowledge is good, but the standard doesn't compel anything because it's hard to write a testable requirement. The range of possible behaviors is so wide. Similar discussion goes for repeated events: <text:s/>Does the hardware have to do something twice? <text:s/>That depends. In some cases, it's not even clear what it means. Specifying this is the node manufacturers job, because they have uses in mind, and they make nodes to meet those uses. <text:s/>OpenLCB just arranges to deliver events for them their processing.<text:change-end text:change-id="ct715039664"/><text:change text:change-id="ct715042192"/><text:change-start text:change-id="ct715040240"/></text:p>
      <text:p text:style-name="Standard"><text:soft-page-break/>The Standard doesn't make any statements about delivery performance because it's specific to the link-types, arrangement of OpenLCB nodes &amp; links, etc that make up a specific OpenLCB network. <text:s/>In general, OpenLCB is going to provide sub-millisecond, millisecond, or perhaps even 10's of millisecond timing quality, for example. <text:s/>Nor can it guarantee absolute order of events. <text:s/>(If Node A and Node B emit events at the same time on different segments, there's no guarantee of when node C will receive them, nor in what order, nor that Node D will receive it at the same time &amp; in the same order as Node C).<text:change-end text:change-id="ct715040240"/></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So we have created a central spreadsheet on which uses can be recorded. This will eventually provide a machine-accessible record.<office:annotation><dc:creator>Bob Jacobsen</dc:creator><dc:date>2013-01-23T07:37:28</dc:date><text:p text:style-name="P25"><text:span text:style-name="T17">DPH: <text:s text:c="2"/>[[reference needed] Right now, it's on the web at http://www.openlcb.org/trunk/specs/EventIdAllocations.pdf and </text:span><text:span text:style-name="T17"><text:a xlink:href="http://www.openlcb.org/trunk/specs/EventIdAllocations.ods">http://www.openlcb.org/trunk/specs/EventIdAllocations.ods</text:a></text:span><text:span text:style-name="T17"> Should that be a footnote, endnote or in-line?</text:span></text:p></office:annotation></text:p>
      <text:p text:style-name="Standard">All of these are assigned with a reserved ID in their upper six bytes to ensure uniqueness and simplify recognition.</text:p>
      <text:p text:style-name="Standard">Nodes using these must mention them when listing the event IDs they produce and consume. Gateways may filter on these, but are not required to. (For ease of implementation, a gateway may just pass all events with the common top 6 bytes).</text:p>
      <text:h text:style-name="Heading_20_2" text:outline-level="2">History section</text:h>
      <text:p text:style-name="Standard">For monitoring purposes, it was proposed that a PCER message carry a sequence number which increments each time the associated P/C Event ID is sent. It is not at all clear how to do this across nodes, or even across Producers within a single node, as there may be more than one thing that can cause the same P/C Event ID to be sent by a single board;. We decided this would cause more problems than it solved, and omitted it.</text:p>
      <text:p text:style-name="Standard">There<text:change-start text:change-id="ct715045088"/> i<text:change-end text:change-id="ct715045088"/><text:change text:change-id="ct715045200"/>s not room in a CAN frame for both a destination NID and a EID. The protocol has therefore been constructed so that any message carrying an EID (and that isn't a datagram) is globally addressed.</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text:s/>1 Introduction<text:tab/>1</text:p>
          <text:p text:style-name="P17"><text:s/>2 Annotations to the Specification<text:tab/>1</text:p>
          <text:p text:style-name="P18"><text:s/>2.1 Introduction<text:tab/>1</text:p>
          <text:p text:style-name="P18"><text:s/>2.2 Intended Use<text:tab/>2</text:p>
          <text:p text:style-name="P18"><text:s/>2.3 References and Context<text:tab/>2</text:p>
          <text:p text:style-name="P18"><text:s/>2.4 Message Formats<text:tab/>2</text:p>
          <text:p text:style-name="P19"><text:s/>2.4.1 Producer/Consumer Event Report (PCER)<text:tab/>3</text:p>
          <text:p text:style-name="P19"><text:s/>2.4.2 Identify Consumer <text:tab/>3</text:p>
          <text:p text:style-name="P19"><text:s/>2.4.3 Consumer Identified <text:tab/>3</text:p>
          <text:p text:style-name="P19"><text:s/>2.4.4 Consumer Range Identified<text:tab/>3</text:p>
          <text:p text:style-name="P19"><text:s/>2.4.5 Identify Producer <text:tab/>3</text:p>
          <text:p text:style-name="P19"><text:soft-page-break/><text:s/>2.4.6 Producer Identified<text:tab/>4</text:p>
          <text:p text:style-name="P19"><text:s/>2.4.7 Producer Range Identified<text:tab/>4</text:p>
          <text:p text:style-name="P19"><text:s/>2.4.8 Identify Events<text:tab/>4</text:p>
          <text:p text:style-name="P18"><text:s/>2.5 States<text:tab/>4</text:p>
          <text:p text:style-name="P18"><text:s/>2.6 Interactions<text:tab/>4</text:p>
          <text:p text:style-name="P19"><text:s/>2.6.1 Event Transfer<text:tab/>5</text:p>
          <text:p text:style-name="P19"><text:s/>2.6.2 Event Enquiry<text:tab/>5</text:p>
          <text:p text:style-name="P19"><text:s/>2.6.3 Producer Enquiry<text:tab/>5</text:p>
          <text:p text:style-name="P19"><text:s/>2.6.4 Consumer Enquiry<text:tab/>6</text:p>
          <text:p text:style-name="P17"><text:s/>3 Background information <text:tab/>6</text:p>
          <text:p text:style-name="P18"><text:s/>3.1 Gateways<text:tab/>7</text:p>
          <text:p text:style-name="P18"><text:s/>3.2 Implementation hints<text:tab/>7</text:p>
          <text:p text:style-name="P18"><text:s/>3.3 Well known events<text:tab/>7</text:p>
          <text:p text:style-name="P18"><text:s/>3.4 History section:<text:tab/>7</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Lucida Grande" svg:font-family="'Lucida Grande'" style:font-family-generic="swiss"/>
    <style:font-face style:name="Verdana" svg:font-family="Verdana" style:font-family-generic="swiss"/>
    <style:font-face style:name="Courier" svg:font-family="Courier" style:font-family-generic="modern" style:font-pitch="fixed"/>
    <style:font-face style:name="Arial2" svg:font-family="Arial" style:font-family-generic="roman" style:font-pitch="variable"/>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1" draw:display-name="Arrowheads 1" svg:viewBox="0 0 1131 902" svg:d="m564 0-564 902h1131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P9"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9"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0</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span text:style-name="Page_20_Number"><text:span text:style-name="MT2"><text:date style:data-style-name="N106" text:date-value="2013-01-26T09:42:28.99">1/26/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16.627cm" svg:height="6.651cm" draw:transform="skewX (-6.73624118882306E-017) rotate (0.7853981633973) translate (0.0246944444444444cm 13.4828611111111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10"><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6T09:42:28.99">Jan 26,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1</text:page-count></text:span></text:span><text:span text:style-name="Page_20_Number"><text:span text:style-name="MT4"> - </text:span></text:span><text:span text:style-name="Page_20_Number"><text:span text:style-name="MT4"><text:date style:data-style-name="N106" text:date-value="2013-01-26T09:42:28.99">1/26/2013</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99</meta:editing-cycles>
    <meta:editing-duration>P3DT20H11M45S</meta:editing-duration>
    <meta:generator>OpenOffice.org/3.4.1$Unix OpenOffice.org_project/341m1$Build-9593</meta:generator>
    <dc:date>2013-01-26T09:42:28</dc:date>
    <meta:keyword>OpenLCB Event Transport</meta:keyword>
    <dc:creator>David Harris</dc:creator>
    <meta:document-statistic meta:table-count="2" meta:image-count="1" meta:object-count="0" meta:page-count="11" meta:paragraph-count="235" meta:word-count="3852" meta:character-count="23247"/>
    <meta:user-defined meta:name="Info 1"/>
    <meta:user-defined meta:name="Info 2"/>
    <meta:user-defined meta:name="Info 3"/>
    <meta:user-defined meta:name="Info 4"/>
  </office:meta>
</office:document-meta>
</file>